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ackground-color="#e6e6e6"/>
      <style:text-properties style:font-weight-asian="bold" style:font-weight-complex="bold"/>
    </style:style>
    <style:style style:name="ce6" style:family="table-cell" style:parent-style-name="Default">
      <style:table-cell-properties fo:background-color="#c4f8d3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69in" svg:height="5.0512in" svg:x="12.0319in" svg:y="2.1961in">
            <draw:object draw:notify-on-update-of-ranges="Sheet1.A5:Sheet1.A5 Sheet1.A6:Sheet1.A149 Sheet1.B5:Sheet1.B5 Sheet1.B6:Sheet1.B149 Sheet1.C5:Sheet1.C5 Sheet1.C6:Sheet1.C149 Sheet1.D5:Sheet1.D5 Sheet1.D6:Sheet1.D149 Sheet1.E5:Sheet1.E5 Sheet1.E6:Sheet1.E1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Scanlines</text:p>
          </table:table-cell>
          <table:table-cell table:style-name="ce1" office:value-type="string" calcext:value-type="string">
            <text:p>Start Y</text:p>
          </table:table-cell>
          <table:table-cell table:style-name="ce1" office:value-type="string" calcext:value-type="string">
            <text:p>End Y</text:p>
          </table:table-cell>
          <table:table-cell table:style-name="ce1" office:value-type="string" calcext:value-type="string">
            <text:p>Size of Cylinder</text:p>
          </table:table-cell>
          <table:table-cell table:style-name="ce1" office:value-type="string" calcext:value-type="string">
            <text:p>Degree </text:p>
            <text:p>Range</text:p>
          </table:table-cell>
          <table:table-cell table:style-name="ce1" office:value-type="string" calcext:value-type="string">
            <text:p>Radius …</text:p>
            <text:p>Screen ½ Sz</text:p>
          </table:table-cell>
          <table:table-cell table:style-name="ce1" office:value-type="string" calcext:value-type="string">
            <text:p>Degree Offse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2" office:value-type="float" office:value="144" calcext:value-type="float">
            <text:p>144</text:p>
          </table:table-cell>
          <table:table-cell table:style-name="ce3" table:formula="of:=0 + ((144 - [.$E$2]) / 2)" office:value-type="float" office:value="0" calcext:value-type="float">
            <text:p>0</text:p>
          </table:table-cell>
          <table:table-cell table:style-name="ce5" table:formula="of:=143 - ((144 - [.$E$2]) / 2)" office:value-type="float" office:value="143" calcext:value-type="float">
            <text:p>143</text:p>
          </table:table-cell>
          <table:table-cell table:style-name="ce6" office:value-type="float" office:value="144" calcext:value-type="float">
            <text:p>144</text:p>
          </table:table-cell>
          <table:table-cell table:style-name="ce2" office:value-type="float" office:value="180" calcext:value-type="float">
            <text:p>180</text:p>
          </table:table-cell>
          <table:table-cell table:style-name="ce9" table:formula="of:=[.B2]/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Scanline ½ pt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1" table:formula="of:=[.B2]/2" office:value-type="float" office:value="72" calcext:value-type="float">
            <text:p>72</text:p>
          </table:table-cell>
          <table:table-cell table:style-name="ce1" table:number-columns-repeated="1022"/>
        </table:table-row>
        <table:table-row table:style-name="ro3">
          <table:table-cell table:style-name="ce1" office:value-type="string" calcext:value-type="string">
            <text:p>Scanline</text:p>
          </table:table-cell>
          <table:table-cell table:style-name="ce1" office:value-type="string" calcext:value-type="string">
            <text:p>Cylinder </text:p>
            <text:p>Index</text:p>
          </table:table-cell>
          <table:table-cell table:style-name="ce1" office:value-type="string" calcext:value-type="string">
            <text:p>Cylinder </text:p>
            <text:p>Degree</text:p>
          </table:table-cell>
          <table:table-cell table:style-name="ce1" office:value-type="string" calcext:value-type="string">
            <text:p>Cylinder</text:p>
            <text:p>Amount</text:p>
            <text:p>Scanlines</text:p>
          </table:table-cell>
          <table:table-cell table:style-name="ce7" office:value-type="string" calcext:value-type="string">
            <text:p>Which Scanline </text:p>
            <text:p>Map Y Line</text:p>
            <text:p>Should Render on</text:p>
            <text:p>(From MAP NOT</text:p>
            <text:p>LY Perspective)</text:p>
          </table:table-cell>
          <table:table-cell table:style-name="ce8" office:value-type="string" calcext:value-type="string">
            <text:p>→</text:p>
            <text:p>Which Means</text:p>
            <text:p>Required</text:p>
            <text:p>SCY_REG</text:p>
          </table:table-cell>
          <table:table-cell table:style-name="ce10" office:value-type="string" calcext:value-type="string">
            <text:p><text:span text:style-name="T1">Diff vs Prev</text:span></text:p>
            <text:p><text:span text:style-name="T1">SCY_REG</text:span></text:p>
            <text:p><text:span text:style-name="T1">–</text:span></text:p>
            <text:p><text:span text:style-name="T2">LUT Value</text:span></text:p>
            <text:p><text:span text:style-name="T2">(Add this</text:span></text:p>
            <text:p><text:span text:style-name="T2">from current</text:span></text:p>
            <text:p><text:span text:style-name="T2">SCY_REG)</text:span></text:p>
          </table:table-cell>
          <table:table-cell office:value-type="string" calcext:value-type="string">
            <text:p>Comma Delimited</text:p>
          </table:table-cell>
          <table:table-cell table:style-name="ce1"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MAX(([.A6] - [.$C$2]); 0); ([.$E$2] -1))" office:value-type="float" office:value="0" calcext:value-type="float">
            <text:p>0</text:p>
          </table:table-cell>
          <table:table-cell table:formula="of:=[.B6] * ([.$F$2] / ([.$E$2] - 1))" office:value-type="float" office:value="0" calcext:value-type="float">
            <text:p>0.00</text:p>
          </table:table-cell>
          <table:table-cell table:formula="of:= INT(  (COS(([.C6] + [.$H$2]) * (PI() / 180)) * [.$G$2]) )" office:value-type="float" office:value="72" calcext:value-type="float">
            <text:p>72</text:p>
          </table:table-cell>
          <table:table-cell table:formula="of:=([.D6]* -1) + [.$G$2]" office:value-type="float" office:value="0" calcext:value-type="float">
            <text:p>0</text:p>
          </table:table-cell>
          <table:table-cell table:formula="of:=[.A6] - 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TEXTJOIN(&quot;,&quot;;1;[.G6:.G149])" office:value-type="string" office:string-value="0,0,1,1,1,1,1,1,0,1,1,0,1,1,0,1,0,1,0,0,1,0,0,1,0,0,0,0,0,0,0,0,0,0,0,0,0,0,0,0,-1,0,0,0,-1,0,0,-1,0,0,-1,0,-1,0,0,-1,0,-1,0,-1,-1,0,-1,0,-1,0,-1,0,-1,-1,0,-1,0,-1,0,-1,-1,0,-1,0,-1,0,-1,0,-1,-1,0,-1,0,-1,0,0,-1,0,-1,0,0,-1,0,0,-1,0,0,0,-1,0,0,0,0,0,0,0,0,0,0,0,0,0,0,0,0,1,0,0,1,0,0,1,0,1,0,1,1,0,1,1,0,1,1,1,1,1,1,1" calcext:value-type="string">
            <text:p>0,0,1,1,1,1,1,1,0,1,1,0,1,1,0,1,0,1,0,0,1,0,0,1,0,0,0,0,0,0,0,0,0,0,0,0,0,0,0,0,-1,0,0,0,-1,0,0,-1,0,0,-1,0,-1,0,0,-1,0,-1,0,-1,-1,0,-1,0,-1,0,-1,0,-1,-1,0,-1,0,-1,0,-1,-1,0,-1,0,-1,0,-1,0,-1,-1,0,-1,0,-1,0,0,-1,0,-1,0,0,-1,0,0,-1,0,0,0,-1,0,0,0,0,0,0,0,0,0,0,0,0,0,0,0,0,1,0,0,1,0,0,1,0,1,0,1,1,0,1,1,0,1,1,1,1,1,1,1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MAX(([.A7] - [.$C$2]); 0); ([.$E$2] -1))" office:value-type="float" office:value="1" calcext:value-type="float">
            <text:p>1</text:p>
          </table:table-cell>
          <table:table-cell table:formula="of:=[.B7] * ([.$F$2] / ([.$E$2] - 1))" office:value-type="float" office:value="1.25874125874126" calcext:value-type="float">
            <text:p>1.26</text:p>
          </table:table-cell>
          <table:table-cell table:formula="of:= INT(  (COS(([.C7] + [.$H$2]) * (PI() / 180)) * [.$G$2]) )" office:value-type="float" office:value="71" calcext:value-type="float">
            <text:p>71</text:p>
          </table:table-cell>
          <table:table-cell table:formula="of:=([.D7]* -1) + [.$G$2]" office:value-type="float" office:value="1" calcext:value-type="float">
            <text:p>1</text:p>
          </table:table-cell>
          <table:table-cell table:formula="of:=[.A7] - [.E7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MAX(([.A8] - [.$C$2]); 0); ([.$E$2] -1))" office:value-type="float" office:value="2" calcext:value-type="float">
            <text:p>2</text:p>
          </table:table-cell>
          <table:table-cell table:formula="of:=[.B8] * ([.$F$2] / ([.$E$2] - 1))" office:value-type="float" office:value="2.51748251748252" calcext:value-type="float">
            <text:p>2.52</text:p>
          </table:table-cell>
          <table:table-cell table:formula="of:= INT(  (COS(([.C8] + [.$H$2]) * (PI() / 180)) * [.$G$2]) )" office:value-type="float" office:value="71" calcext:value-type="float">
            <text:p>71</text:p>
          </table:table-cell>
          <table:table-cell table:formula="of:=([.D8]* -1) + [.$G$2]" office:value-type="float" office:value="1" calcext:value-type="float">
            <text:p>1</text:p>
          </table:table-cell>
          <table:table-cell table:formula="of:=[.A8] - [.E8]" office:value-type="float" office:value="1" calcext:value-type="float">
            <text:p>1</text:p>
          </table:table-cell>
          <table:table-cell table:formula="of:=[.F8]-[.F7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MAX(([.A9] - [.$C$2]); 0); ([.$E$2] -1))" office:value-type="float" office:value="3" calcext:value-type="float">
            <text:p>3</text:p>
          </table:table-cell>
          <table:table-cell table:formula="of:=[.B9] * ([.$F$2] / ([.$E$2] - 1))" office:value-type="float" office:value="3.77622377622378" calcext:value-type="float">
            <text:p>3.78</text:p>
          </table:table-cell>
          <table:table-cell table:formula="of:= INT(  (COS(([.C9] + [.$H$2]) * (PI() / 180)) * [.$G$2]) )" office:value-type="float" office:value="71" calcext:value-type="float">
            <text:p>71</text:p>
          </table:table-cell>
          <table:table-cell table:formula="of:=([.D9]* -1) + [.$G$2]" office:value-type="float" office:value="1" calcext:value-type="float">
            <text:p>1</text:p>
          </table:table-cell>
          <table:table-cell table:formula="of:=[.A9] - [.E9]" office:value-type="float" office:value="2" calcext:value-type="float">
            <text:p>2</text:p>
          </table:table-cell>
          <table:table-cell table:formula="of:=[.F9]-[.F8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IN(MAX(([.A10] - [.$C$2]); 0); ([.$E$2] -1))" office:value-type="float" office:value="4" calcext:value-type="float">
            <text:p>4</text:p>
          </table:table-cell>
          <table:table-cell table:formula="of:=[.B10] * ([.$F$2] / ([.$E$2] - 1))" office:value-type="float" office:value="5.03496503496504" calcext:value-type="float">
            <text:p>5.03</text:p>
          </table:table-cell>
          <table:table-cell table:formula="of:= INT(  (COS(([.C10] + [.$H$2]) * (PI() / 180)) * [.$G$2]) )" office:value-type="float" office:value="71" calcext:value-type="float">
            <text:p>71</text:p>
          </table:table-cell>
          <table:table-cell table:formula="of:=([.D10]* -1) + [.$G$2]" office:value-type="float" office:value="1" calcext:value-type="float">
            <text:p>1</text:p>
          </table:table-cell>
          <table:table-cell table:formula="of:=[.A10] - [.E10]" office:value-type="float" office:value="3" calcext:value-type="float">
            <text:p>3</text:p>
          </table:table-cell>
          <table:table-cell table:formula="of:=[.F10]-[.F9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IN(MAX(([.A11] - [.$C$2]); 0); ([.$E$2] -1))" office:value-type="float" office:value="5" calcext:value-type="float">
            <text:p>5</text:p>
          </table:table-cell>
          <table:table-cell table:formula="of:=[.B11] * ([.$F$2] / ([.$E$2] - 1))" office:value-type="float" office:value="6.29370629370629" calcext:value-type="float">
            <text:p>6.29</text:p>
          </table:table-cell>
          <table:table-cell table:formula="of:= INT(  (COS(([.C11] + [.$H$2]) * (PI() / 180)) * [.$G$2]) )" office:value-type="float" office:value="71" calcext:value-type="float">
            <text:p>71</text:p>
          </table:table-cell>
          <table:table-cell table:formula="of:=([.D11]* -1) + [.$G$2]" office:value-type="float" office:value="1" calcext:value-type="float">
            <text:p>1</text:p>
          </table:table-cell>
          <table:table-cell table:formula="of:=[.A11] - [.E11]" office:value-type="float" office:value="4" calcext:value-type="float">
            <text:p>4</text:p>
          </table:table-cell>
          <table:table-cell table:formula="of:=[.F11]-[.F10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IN(MAX(([.A12] - [.$C$2]); 0); ([.$E$2] -1))" office:value-type="float" office:value="6" calcext:value-type="float">
            <text:p>6</text:p>
          </table:table-cell>
          <table:table-cell table:formula="of:=[.B12] * ([.$F$2] / ([.$E$2] - 1))" office:value-type="float" office:value="7.55244755244755" calcext:value-type="float">
            <text:p>7.55</text:p>
          </table:table-cell>
          <table:table-cell table:formula="of:= INT(  (COS(([.C12] + [.$H$2]) * (PI() / 180)) * [.$G$2]) )" office:value-type="float" office:value="71" calcext:value-type="float">
            <text:p>71</text:p>
          </table:table-cell>
          <table:table-cell table:formula="of:=([.D12]* -1) + [.$G$2]" office:value-type="float" office:value="1" calcext:value-type="float">
            <text:p>1</text:p>
          </table:table-cell>
          <table:table-cell table:formula="of:=[.A12] - [.E12]" office:value-type="float" office:value="5" calcext:value-type="float">
            <text:p>5</text:p>
          </table:table-cell>
          <table:table-cell table:formula="of:=[.F12]-[.F11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IN(MAX(([.A13] - [.$C$2]); 0); ([.$E$2] -1))" office:value-type="float" office:value="7" calcext:value-type="float">
            <text:p>7</text:p>
          </table:table-cell>
          <table:table-cell table:formula="of:=[.B13] * ([.$F$2] / ([.$E$2] - 1))" office:value-type="float" office:value="8.81118881118881" calcext:value-type="float">
            <text:p>8.81</text:p>
          </table:table-cell>
          <table:table-cell table:formula="of:= INT(  (COS(([.C13] + [.$H$2]) * (PI() / 180)) * [.$G$2]) )" office:value-type="float" office:value="71" calcext:value-type="float">
            <text:p>71</text:p>
          </table:table-cell>
          <table:table-cell table:formula="of:=([.D13]* -1) + [.$G$2]" office:value-type="float" office:value="1" calcext:value-type="float">
            <text:p>1</text:p>
          </table:table-cell>
          <table:table-cell table:formula="of:=[.A13] - [.E13]" office:value-type="float" office:value="6" calcext:value-type="float">
            <text:p>6</text:p>
          </table:table-cell>
          <table:table-cell table:formula="of:=[.F13]-[.F1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IN(MAX(([.A14] - [.$C$2]); 0); ([.$E$2] -1))" office:value-type="float" office:value="8" calcext:value-type="float">
            <text:p>8</text:p>
          </table:table-cell>
          <table:table-cell table:formula="of:=[.B14] * ([.$F$2] / ([.$E$2] - 1))" office:value-type="float" office:value="10.0699300699301" calcext:value-type="float">
            <text:p>10.07</text:p>
          </table:table-cell>
          <table:table-cell table:formula="of:= INT(  (COS(([.C14] + [.$H$2]) * (PI() / 180)) * [.$G$2]) )" office:value-type="float" office:value="70" calcext:value-type="float">
            <text:p>70</text:p>
          </table:table-cell>
          <table:table-cell table:formula="of:=([.D14]* -1) + [.$G$2]" office:value-type="float" office:value="2" calcext:value-type="float">
            <text:p>2</text:p>
          </table:table-cell>
          <table:table-cell table:formula="of:=[.A14] - [.E14]" office:value-type="float" office:value="6" calcext:value-type="float">
            <text:p>6</text:p>
          </table:table-cell>
          <table:table-cell table:formula="of:=[.F14]-[.F1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IN(MAX(([.A15] - [.$C$2]); 0); ([.$E$2] -1))" office:value-type="float" office:value="9" calcext:value-type="float">
            <text:p>9</text:p>
          </table:table-cell>
          <table:table-cell table:formula="of:=[.B15] * ([.$F$2] / ([.$E$2] - 1))" office:value-type="float" office:value="11.3286713286713" calcext:value-type="float">
            <text:p>11.33</text:p>
          </table:table-cell>
          <table:table-cell table:formula="of:= INT(  (COS(([.C15] + [.$H$2]) * (PI() / 180)) * [.$G$2]) )" office:value-type="float" office:value="70" calcext:value-type="float">
            <text:p>70</text:p>
          </table:table-cell>
          <table:table-cell table:formula="of:=([.D15]* -1) + [.$G$2]" office:value-type="float" office:value="2" calcext:value-type="float">
            <text:p>2</text:p>
          </table:table-cell>
          <table:table-cell table:formula="of:=[.A15] - [.E15]" office:value-type="float" office:value="7" calcext:value-type="float">
            <text:p>7</text:p>
          </table:table-cell>
          <table:table-cell table:formula="of:=[.F15]-[.F14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IN(MAX(([.A16] - [.$C$2]); 0); ([.$E$2] -1))" office:value-type="float" office:value="10" calcext:value-type="float">
            <text:p>10</text:p>
          </table:table-cell>
          <table:table-cell table:formula="of:=[.B16] * ([.$F$2] / ([.$E$2] - 1))" office:value-type="float" office:value="12.5874125874126" calcext:value-type="float">
            <text:p>12.59</text:p>
          </table:table-cell>
          <table:table-cell table:formula="of:= INT(  (COS(([.C16] + [.$H$2]) * (PI() / 180)) * [.$G$2]) )" office:value-type="float" office:value="70" calcext:value-type="float">
            <text:p>70</text:p>
          </table:table-cell>
          <table:table-cell table:formula="of:=([.D16]* -1) + [.$G$2]" office:value-type="float" office:value="2" calcext:value-type="float">
            <text:p>2</text:p>
          </table:table-cell>
          <table:table-cell table:formula="of:=[.A16] - [.E16]" office:value-type="float" office:value="8" calcext:value-type="float">
            <text:p>8</text:p>
          </table:table-cell>
          <table:table-cell table:formula="of:=[.F16]-[.F15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IN(MAX(([.A17] - [.$C$2]); 0); ([.$E$2] -1))" office:value-type="float" office:value="11" calcext:value-type="float">
            <text:p>11</text:p>
          </table:table-cell>
          <table:table-cell table:formula="of:=[.B17] * ([.$F$2] / ([.$E$2] - 1))" office:value-type="float" office:value="13.8461538461538" calcext:value-type="float">
            <text:p>13.85</text:p>
          </table:table-cell>
          <table:table-cell table:formula="of:= INT(  (COS(([.C17] + [.$H$2]) * (PI() / 180)) * [.$G$2]) )" office:value-type="float" office:value="69" calcext:value-type="float">
            <text:p>69</text:p>
          </table:table-cell>
          <table:table-cell table:formula="of:=([.D17]* -1) + [.$G$2]" office:value-type="float" office:value="3" calcext:value-type="float">
            <text:p>3</text:p>
          </table:table-cell>
          <table:table-cell table:formula="of:=[.A17] - [.E17]" office:value-type="float" office:value="8" calcext:value-type="float">
            <text:p>8</text:p>
          </table:table-cell>
          <table:table-cell table:formula="of:=[.F17]-[.F1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IN(MAX(([.A18] - [.$C$2]); 0); ([.$E$2] -1))" office:value-type="float" office:value="12" calcext:value-type="float">
            <text:p>12</text:p>
          </table:table-cell>
          <table:table-cell table:formula="of:=[.B18] * ([.$F$2] / ([.$E$2] - 1))" office:value-type="float" office:value="15.1048951048951" calcext:value-type="float">
            <text:p>15.10</text:p>
          </table:table-cell>
          <table:table-cell table:formula="of:= INT(  (COS(([.C18] + [.$H$2]) * (PI() / 180)) * [.$G$2]) )" office:value-type="float" office:value="69" calcext:value-type="float">
            <text:p>69</text:p>
          </table:table-cell>
          <table:table-cell table:formula="of:=([.D18]* -1) + [.$G$2]" office:value-type="float" office:value="3" calcext:value-type="float">
            <text:p>3</text:p>
          </table:table-cell>
          <table:table-cell table:formula="of:=[.A18] - [.E18]" office:value-type="float" office:value="9" calcext:value-type="float">
            <text:p>9</text:p>
          </table:table-cell>
          <table:table-cell table:formula="of:=[.F18]-[.F17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IN(MAX(([.A19] - [.$C$2]); 0); ([.$E$2] -1))" office:value-type="float" office:value="13" calcext:value-type="float">
            <text:p>13</text:p>
          </table:table-cell>
          <table:table-cell table:formula="of:=[.B19] * ([.$F$2] / ([.$E$2] - 1))" office:value-type="float" office:value="16.3636363636364" calcext:value-type="float">
            <text:p>16.36</text:p>
          </table:table-cell>
          <table:table-cell table:formula="of:= INT(  (COS(([.C19] + [.$H$2]) * (PI() / 180)) * [.$G$2]) )" office:value-type="float" office:value="69" calcext:value-type="float">
            <text:p>69</text:p>
          </table:table-cell>
          <table:table-cell table:formula="of:=([.D19]* -1) + [.$G$2]" office:value-type="float" office:value="3" calcext:value-type="float">
            <text:p>3</text:p>
          </table:table-cell>
          <table:table-cell table:formula="of:=[.A19] - [.E19]" office:value-type="float" office:value="10" calcext:value-type="float">
            <text:p>10</text:p>
          </table:table-cell>
          <table:table-cell table:formula="of:=[.F19]-[.F18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IN(MAX(([.A20] - [.$C$2]); 0); ([.$E$2] -1))" office:value-type="float" office:value="14" calcext:value-type="float">
            <text:p>14</text:p>
          </table:table-cell>
          <table:table-cell table:formula="of:=[.B20] * ([.$F$2] / ([.$E$2] - 1))" office:value-type="float" office:value="17.6223776223776" calcext:value-type="float">
            <text:p>17.62</text:p>
          </table:table-cell>
          <table:table-cell table:formula="of:= INT(  (COS(([.C20] + [.$H$2]) * (PI() / 180)) * [.$G$2]) )" office:value-type="float" office:value="68" calcext:value-type="float">
            <text:p>68</text:p>
          </table:table-cell>
          <table:table-cell table:formula="of:=([.D20]* -1) + [.$G$2]" office:value-type="float" office:value="4" calcext:value-type="float">
            <text:p>4</text:p>
          </table:table-cell>
          <table:table-cell table:formula="of:=[.A20] - [.E20]" office:value-type="float" office:value="10" calcext:value-type="float">
            <text:p>10</text:p>
          </table:table-cell>
          <table:table-cell table:formula="of:=[.F20]-[.F1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IN(MAX(([.A21] - [.$C$2]); 0); ([.$E$2] -1))" office:value-type="float" office:value="15" calcext:value-type="float">
            <text:p>15</text:p>
          </table:table-cell>
          <table:table-cell table:formula="of:=[.B21] * ([.$F$2] / ([.$E$2] - 1))" office:value-type="float" office:value="18.8811188811189" calcext:value-type="float">
            <text:p>18.88</text:p>
          </table:table-cell>
          <table:table-cell table:formula="of:= INT(  (COS(([.C21] + [.$H$2]) * (PI() / 180)) * [.$G$2]) )" office:value-type="float" office:value="68" calcext:value-type="float">
            <text:p>68</text:p>
          </table:table-cell>
          <table:table-cell table:formula="of:=([.D21]* -1) + [.$G$2]" office:value-type="float" office:value="4" calcext:value-type="float">
            <text:p>4</text:p>
          </table:table-cell>
          <table:table-cell table:formula="of:=[.A21] - [.E21]" office:value-type="float" office:value="11" calcext:value-type="float">
            <text:p>11</text:p>
          </table:table-cell>
          <table:table-cell table:formula="of:=[.F21]-[.F20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IN(MAX(([.A22] - [.$C$2]); 0); ([.$E$2] -1))" office:value-type="float" office:value="16" calcext:value-type="float">
            <text:p>16</text:p>
          </table:table-cell>
          <table:table-cell table:formula="of:=[.B22] * ([.$F$2] / ([.$E$2] - 1))" office:value-type="float" office:value="20.1398601398601" calcext:value-type="float">
            <text:p>20.14</text:p>
          </table:table-cell>
          <table:table-cell table:formula="of:= INT(  (COS(([.C22] + [.$H$2]) * (PI() / 180)) * [.$G$2]) )" office:value-type="float" office:value="67" calcext:value-type="float">
            <text:p>67</text:p>
          </table:table-cell>
          <table:table-cell table:formula="of:=([.D22]* -1) + [.$G$2]" office:value-type="float" office:value="5" calcext:value-type="float">
            <text:p>5</text:p>
          </table:table-cell>
          <table:table-cell table:formula="of:=[.A22] - [.E22]" office:value-type="float" office:value="11" calcext:value-type="float">
            <text:p>11</text:p>
          </table:table-cell>
          <table:table-cell table:formula="of:=[.F22]-[.F2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IN(MAX(([.A23] - [.$C$2]); 0); ([.$E$2] -1))" office:value-type="float" office:value="17" calcext:value-type="float">
            <text:p>17</text:p>
          </table:table-cell>
          <table:table-cell table:formula="of:=[.B23] * ([.$F$2] / ([.$E$2] - 1))" office:value-type="float" office:value="21.3986013986014" calcext:value-type="float">
            <text:p>21.40</text:p>
          </table:table-cell>
          <table:table-cell table:formula="of:= INT(  (COS(([.C23] + [.$H$2]) * (PI() / 180)) * [.$G$2]) )" office:value-type="float" office:value="67" calcext:value-type="float">
            <text:p>67</text:p>
          </table:table-cell>
          <table:table-cell table:formula="of:=([.D23]* -1) + [.$G$2]" office:value-type="float" office:value="5" calcext:value-type="float">
            <text:p>5</text:p>
          </table:table-cell>
          <table:table-cell table:formula="of:=[.A23] - [.E23]" office:value-type="float" office:value="12" calcext:value-type="float">
            <text:p>12</text:p>
          </table:table-cell>
          <table:table-cell table:formula="of:=[.F23]-[.F2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IN(MAX(([.A24] - [.$C$2]); 0); ([.$E$2] -1))" office:value-type="float" office:value="18" calcext:value-type="float">
            <text:p>18</text:p>
          </table:table-cell>
          <table:table-cell table:formula="of:=[.B24] * ([.$F$2] / ([.$E$2] - 1))" office:value-type="float" office:value="22.6573426573427" calcext:value-type="float">
            <text:p>22.66</text:p>
          </table:table-cell>
          <table:table-cell table:formula="of:= INT(  (COS(([.C24] + [.$H$2]) * (PI() / 180)) * [.$G$2]) )" office:value-type="float" office:value="66" calcext:value-type="float">
            <text:p>66</text:p>
          </table:table-cell>
          <table:table-cell table:formula="of:=([.D24]* -1) + [.$G$2]" office:value-type="float" office:value="6" calcext:value-type="float">
            <text:p>6</text:p>
          </table:table-cell>
          <table:table-cell table:formula="of:=[.A24] - [.E24]" office:value-type="float" office:value="12" calcext:value-type="float">
            <text:p>12</text:p>
          </table:table-cell>
          <table:table-cell table:formula="of:=[.F24]-[.F2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IN(MAX(([.A25] - [.$C$2]); 0); ([.$E$2] -1))" office:value-type="float" office:value="19" calcext:value-type="float">
            <text:p>19</text:p>
          </table:table-cell>
          <table:table-cell table:formula="of:=[.B25] * ([.$F$2] / ([.$E$2] - 1))" office:value-type="float" office:value="23.9160839160839" calcext:value-type="float">
            <text:p>23.92</text:p>
          </table:table-cell>
          <table:table-cell table:formula="of:= INT(  (COS(([.C25] + [.$H$2]) * (PI() / 180)) * [.$G$2]) )" office:value-type="float" office:value="65" calcext:value-type="float">
            <text:p>65</text:p>
          </table:table-cell>
          <table:table-cell table:formula="of:=([.D25]* -1) + [.$G$2]" office:value-type="float" office:value="7" calcext:value-type="float">
            <text:p>7</text:p>
          </table:table-cell>
          <table:table-cell table:formula="of:=[.A25] - [.E25]" office:value-type="float" office:value="12" calcext:value-type="float">
            <text:p>12</text:p>
          </table:table-cell>
          <table:table-cell table:formula="of:=[.F25]-[.F2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IN(MAX(([.A26] - [.$C$2]); 0); ([.$E$2] -1))" office:value-type="float" office:value="20" calcext:value-type="float">
            <text:p>20</text:p>
          </table:table-cell>
          <table:table-cell table:formula="of:=[.B26] * ([.$F$2] / ([.$E$2] - 1))" office:value-type="float" office:value="25.1748251748252" calcext:value-type="float">
            <text:p>25.17</text:p>
          </table:table-cell>
          <table:table-cell table:formula="of:= INT(  (COS(([.C26] + [.$H$2]) * (PI() / 180)) * [.$G$2]) )" office:value-type="float" office:value="65" calcext:value-type="float">
            <text:p>65</text:p>
          </table:table-cell>
          <table:table-cell table:formula="of:=([.D26]* -1) + [.$G$2]" office:value-type="float" office:value="7" calcext:value-type="float">
            <text:p>7</text:p>
          </table:table-cell>
          <table:table-cell table:formula="of:=[.A26] - [.E26]" office:value-type="float" office:value="13" calcext:value-type="float">
            <text:p>13</text:p>
          </table:table-cell>
          <table:table-cell table:formula="of:=[.F26]-[.F25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IN(MAX(([.A27] - [.$C$2]); 0); ([.$E$2] -1))" office:value-type="float" office:value="21" calcext:value-type="float">
            <text:p>21</text:p>
          </table:table-cell>
          <table:table-cell table:formula="of:=[.B27] * ([.$F$2] / ([.$E$2] - 1))" office:value-type="float" office:value="26.4335664335664" calcext:value-type="float">
            <text:p>26.43</text:p>
          </table:table-cell>
          <table:table-cell table:formula="of:= INT(  (COS(([.C27] + [.$H$2]) * (PI() / 180)) * [.$G$2]) )" office:value-type="float" office:value="64" calcext:value-type="float">
            <text:p>64</text:p>
          </table:table-cell>
          <table:table-cell table:formula="of:=([.D27]* -1) + [.$G$2]" office:value-type="float" office:value="8" calcext:value-type="float">
            <text:p>8</text:p>
          </table:table-cell>
          <table:table-cell table:formula="of:=[.A27] - [.E27]" office:value-type="float" office:value="13" calcext:value-type="float">
            <text:p>13</text:p>
          </table:table-cell>
          <table:table-cell table:formula="of:=[.F27]-[.F2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IN(MAX(([.A28] - [.$C$2]); 0); ([.$E$2] -1))" office:value-type="float" office:value="22" calcext:value-type="float">
            <text:p>22</text:p>
          </table:table-cell>
          <table:table-cell table:formula="of:=[.B28] * ([.$F$2] / ([.$E$2] - 1))" office:value-type="float" office:value="27.6923076923077" calcext:value-type="float">
            <text:p>27.69</text:p>
          </table:table-cell>
          <table:table-cell table:formula="of:= INT(  (COS(([.C28] + [.$H$2]) * (PI() / 180)) * [.$G$2]) )" office:value-type="float" office:value="63" calcext:value-type="float">
            <text:p>63</text:p>
          </table:table-cell>
          <table:table-cell table:formula="of:=([.D28]* -1) + [.$G$2]" office:value-type="float" office:value="9" calcext:value-type="float">
            <text:p>9</text:p>
          </table:table-cell>
          <table:table-cell table:formula="of:=[.A28] - [.E28]" office:value-type="float" office:value="13" calcext:value-type="float">
            <text:p>13</text:p>
          </table:table-cell>
          <table:table-cell table:formula="of:=[.F28]-[.F27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IN(MAX(([.A29] - [.$C$2]); 0); ([.$E$2] -1))" office:value-type="float" office:value="23" calcext:value-type="float">
            <text:p>23</text:p>
          </table:table-cell>
          <table:table-cell table:formula="of:=[.B29] * ([.$F$2] / ([.$E$2] - 1))" office:value-type="float" office:value="28.9510489510489" calcext:value-type="float">
            <text:p>28.95</text:p>
          </table:table-cell>
          <table:table-cell table:formula="of:= INT(  (COS(([.C29] + [.$H$2]) * (PI() / 180)) * [.$G$2]) )" office:value-type="float" office:value="63" calcext:value-type="float">
            <text:p>63</text:p>
          </table:table-cell>
          <table:table-cell table:formula="of:=([.D29]* -1) + [.$G$2]" office:value-type="float" office:value="9" calcext:value-type="float">
            <text:p>9</text:p>
          </table:table-cell>
          <table:table-cell table:formula="of:=[.A29] - [.E29]" office:value-type="float" office:value="14" calcext:value-type="float">
            <text:p>14</text:p>
          </table:table-cell>
          <table:table-cell table:formula="of:=[.F29]-[.F28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MIN(MAX(([.A30] - [.$C$2]); 0); ([.$E$2] -1))" office:value-type="float" office:value="24" calcext:value-type="float">
            <text:p>24</text:p>
          </table:table-cell>
          <table:table-cell table:formula="of:=[.B30] * ([.$F$2] / ([.$E$2] - 1))" office:value-type="float" office:value="30.2097902097902" calcext:value-type="float">
            <text:p>30.21</text:p>
          </table:table-cell>
          <table:table-cell table:formula="of:= INT(  (COS(([.C30] + [.$H$2]) * (PI() / 180)) * [.$G$2]) )" office:value-type="float" office:value="62" calcext:value-type="float">
            <text:p>62</text:p>
          </table:table-cell>
          <table:table-cell table:formula="of:=([.D30]* -1) + [.$G$2]" office:value-type="float" office:value="10" calcext:value-type="float">
            <text:p>10</text:p>
          </table:table-cell>
          <table:table-cell table:formula="of:=[.A30] - [.E30]" office:value-type="float" office:value="14" calcext:value-type="float">
            <text:p>14</text:p>
          </table:table-cell>
          <table:table-cell table:formula="of:=[.F30]-[.F2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MIN(MAX(([.A31] - [.$C$2]); 0); ([.$E$2] -1))" office:value-type="float" office:value="25" calcext:value-type="float">
            <text:p>25</text:p>
          </table:table-cell>
          <table:table-cell table:formula="of:=[.B31] * ([.$F$2] / ([.$E$2] - 1))" office:value-type="float" office:value="31.4685314685315" calcext:value-type="float">
            <text:p>31.47</text:p>
          </table:table-cell>
          <table:table-cell table:formula="of:= INT(  (COS(([.C31] + [.$H$2]) * (PI() / 180)) * [.$G$2]) )" office:value-type="float" office:value="61" calcext:value-type="float">
            <text:p>61</text:p>
          </table:table-cell>
          <table:table-cell table:formula="of:=([.D31]* -1) + [.$G$2]" office:value-type="float" office:value="11" calcext:value-type="float">
            <text:p>11</text:p>
          </table:table-cell>
          <table:table-cell table:formula="of:=[.A31] - [.E31]" office:value-type="float" office:value="14" calcext:value-type="float">
            <text:p>14</text:p>
          </table:table-cell>
          <table:table-cell table:formula="of:=[.F31]-[.F3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MIN(MAX(([.A32] - [.$C$2]); 0); ([.$E$2] -1))" office:value-type="float" office:value="26" calcext:value-type="float">
            <text:p>26</text:p>
          </table:table-cell>
          <table:table-cell table:formula="of:=[.B32] * ([.$F$2] / ([.$E$2] - 1))" office:value-type="float" office:value="32.7272727272727" calcext:value-type="float">
            <text:p>32.73</text:p>
          </table:table-cell>
          <table:table-cell table:formula="of:= INT(  (COS(([.C32] + [.$H$2]) * (PI() / 180)) * [.$G$2]) )" office:value-type="float" office:value="60" calcext:value-type="float">
            <text:p>60</text:p>
          </table:table-cell>
          <table:table-cell table:formula="of:=([.D32]* -1) + [.$G$2]" office:value-type="float" office:value="12" calcext:value-type="float">
            <text:p>12</text:p>
          </table:table-cell>
          <table:table-cell table:formula="of:=[.A32] - [.E32]" office:value-type="float" office:value="14" calcext:value-type="float">
            <text:p>14</text:p>
          </table:table-cell>
          <table:table-cell table:formula="of:=[.F32]-[.F3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MIN(MAX(([.A33] - [.$C$2]); 0); ([.$E$2] -1))" office:value-type="float" office:value="27" calcext:value-type="float">
            <text:p>27</text:p>
          </table:table-cell>
          <table:table-cell table:formula="of:=[.B33] * ([.$F$2] / ([.$E$2] - 1))" office:value-type="float" office:value="33.986013986014" calcext:value-type="float">
            <text:p>33.99</text:p>
          </table:table-cell>
          <table:table-cell table:formula="of:= INT(  (COS(([.C33] + [.$H$2]) * (PI() / 180)) * [.$G$2]) )" office:value-type="float" office:value="59" calcext:value-type="float">
            <text:p>59</text:p>
          </table:table-cell>
          <table:table-cell table:formula="of:=([.D33]* -1) + [.$G$2]" office:value-type="float" office:value="13" calcext:value-type="float">
            <text:p>13</text:p>
          </table:table-cell>
          <table:table-cell table:formula="of:=[.A33] - [.E33]" office:value-type="float" office:value="14" calcext:value-type="float">
            <text:p>14</text:p>
          </table:table-cell>
          <table:table-cell table:formula="of:=[.F33]-[.F3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MIN(MAX(([.A34] - [.$C$2]); 0); ([.$E$2] -1))" office:value-type="float" office:value="28" calcext:value-type="float">
            <text:p>28</text:p>
          </table:table-cell>
          <table:table-cell table:formula="of:=[.B34] * ([.$F$2] / ([.$E$2] - 1))" office:value-type="float" office:value="35.2447552447552" calcext:value-type="float">
            <text:p>35.24</text:p>
          </table:table-cell>
          <table:table-cell table:formula="of:= INT(  (COS(([.C34] + [.$H$2]) * (PI() / 180)) * [.$G$2]) )" office:value-type="float" office:value="58" calcext:value-type="float">
            <text:p>58</text:p>
          </table:table-cell>
          <table:table-cell table:formula="of:=([.D34]* -1) + [.$G$2]" office:value-type="float" office:value="14" calcext:value-type="float">
            <text:p>14</text:p>
          </table:table-cell>
          <table:table-cell table:formula="of:=[.A34] - [.E34]" office:value-type="float" office:value="14" calcext:value-type="float">
            <text:p>14</text:p>
          </table:table-cell>
          <table:table-cell table:formula="of:=[.F34]-[.F3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MIN(MAX(([.A35] - [.$C$2]); 0); ([.$E$2] -1))" office:value-type="float" office:value="29" calcext:value-type="float">
            <text:p>29</text:p>
          </table:table-cell>
          <table:table-cell table:formula="of:=[.B35] * ([.$F$2] / ([.$E$2] - 1))" office:value-type="float" office:value="36.5034965034965" calcext:value-type="float">
            <text:p>36.50</text:p>
          </table:table-cell>
          <table:table-cell table:formula="of:= INT(  (COS(([.C35] + [.$H$2]) * (PI() / 180)) * [.$G$2]) )" office:value-type="float" office:value="57" calcext:value-type="float">
            <text:p>57</text:p>
          </table:table-cell>
          <table:table-cell table:formula="of:=([.D35]* -1) + [.$G$2]" office:value-type="float" office:value="15" calcext:value-type="float">
            <text:p>15</text:p>
          </table:table-cell>
          <table:table-cell table:formula="of:=[.A35] - [.E35]" office:value-type="float" office:value="14" calcext:value-type="float">
            <text:p>14</text:p>
          </table:table-cell>
          <table:table-cell table:formula="of:=[.F35]-[.F3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MIN(MAX(([.A36] - [.$C$2]); 0); ([.$E$2] -1))" office:value-type="float" office:value="30" calcext:value-type="float">
            <text:p>30</text:p>
          </table:table-cell>
          <table:table-cell table:formula="of:=[.B36] * ([.$F$2] / ([.$E$2] - 1))" office:value-type="float" office:value="37.7622377622378" calcext:value-type="float">
            <text:p>37.76</text:p>
          </table:table-cell>
          <table:table-cell table:formula="of:= INT(  (COS(([.C36] + [.$H$2]) * (PI() / 180)) * [.$G$2]) )" office:value-type="float" office:value="56" calcext:value-type="float">
            <text:p>56</text:p>
          </table:table-cell>
          <table:table-cell table:formula="of:=([.D36]* -1) + [.$G$2]" office:value-type="float" office:value="16" calcext:value-type="float">
            <text:p>16</text:p>
          </table:table-cell>
          <table:table-cell table:formula="of:=[.A36] - [.E36]" office:value-type="float" office:value="14" calcext:value-type="float">
            <text:p>14</text:p>
          </table:table-cell>
          <table:table-cell table:formula="of:=[.F36]-[.F35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MIN(MAX(([.A37] - [.$C$2]); 0); ([.$E$2] -1))" office:value-type="float" office:value="31" calcext:value-type="float">
            <text:p>31</text:p>
          </table:table-cell>
          <table:table-cell table:formula="of:=[.B37] * ([.$F$2] / ([.$E$2] - 1))" office:value-type="float" office:value="39.020979020979" calcext:value-type="float">
            <text:p>39.02</text:p>
          </table:table-cell>
          <table:table-cell table:formula="of:= INT(  (COS(([.C37] + [.$H$2]) * (PI() / 180)) * [.$G$2]) )" office:value-type="float" office:value="55" calcext:value-type="float">
            <text:p>55</text:p>
          </table:table-cell>
          <table:table-cell table:formula="of:=([.D37]* -1) + [.$G$2]" office:value-type="float" office:value="17" calcext:value-type="float">
            <text:p>17</text:p>
          </table:table-cell>
          <table:table-cell table:formula="of:=[.A37] - [.E37]" office:value-type="float" office:value="14" calcext:value-type="float">
            <text:p>14</text:p>
          </table:table-cell>
          <table:table-cell table:formula="of:=[.F37]-[.F3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MIN(MAX(([.A38] - [.$C$2]); 0); ([.$E$2] -1))" office:value-type="float" office:value="32" calcext:value-type="float">
            <text:p>32</text:p>
          </table:table-cell>
          <table:table-cell table:formula="of:=[.B38] * ([.$F$2] / ([.$E$2] - 1))" office:value-type="float" office:value="40.2797202797203" calcext:value-type="float">
            <text:p>40.28</text:p>
          </table:table-cell>
          <table:table-cell table:formula="of:= INT(  (COS(([.C38] + [.$H$2]) * (PI() / 180)) * [.$G$2]) )" office:value-type="float" office:value="54" calcext:value-type="float">
            <text:p>54</text:p>
          </table:table-cell>
          <table:table-cell table:formula="of:=([.D38]* -1) + [.$G$2]" office:value-type="float" office:value="18" calcext:value-type="float">
            <text:p>18</text:p>
          </table:table-cell>
          <table:table-cell table:formula="of:=[.A38] - [.E38]" office:value-type="float" office:value="14" calcext:value-type="float">
            <text:p>14</text:p>
          </table:table-cell>
          <table:table-cell table:formula="of:=[.F38]-[.F37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MIN(MAX(([.A39] - [.$C$2]); 0); ([.$E$2] -1))" office:value-type="float" office:value="33" calcext:value-type="float">
            <text:p>33</text:p>
          </table:table-cell>
          <table:table-cell table:formula="of:=[.B39] * ([.$F$2] / ([.$E$2] - 1))" office:value-type="float" office:value="41.5384615384615" calcext:value-type="float">
            <text:p>41.54</text:p>
          </table:table-cell>
          <table:table-cell table:formula="of:= INT(  (COS(([.C39] + [.$H$2]) * (PI() / 180)) * [.$G$2]) )" office:value-type="float" office:value="53" calcext:value-type="float">
            <text:p>53</text:p>
          </table:table-cell>
          <table:table-cell table:formula="of:=([.D39]* -1) + [.$G$2]" office:value-type="float" office:value="19" calcext:value-type="float">
            <text:p>19</text:p>
          </table:table-cell>
          <table:table-cell table:formula="of:=[.A39] - [.E39]" office:value-type="float" office:value="14" calcext:value-type="float">
            <text:p>14</text:p>
          </table:table-cell>
          <table:table-cell table:formula="of:=[.F39]-[.F3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MIN(MAX(([.A40] - [.$C$2]); 0); ([.$E$2] -1))" office:value-type="float" office:value="34" calcext:value-type="float">
            <text:p>34</text:p>
          </table:table-cell>
          <table:table-cell table:formula="of:=[.B40] * ([.$F$2] / ([.$E$2] - 1))" office:value-type="float" office:value="42.7972027972028" calcext:value-type="float">
            <text:p>42.80</text:p>
          </table:table-cell>
          <table:table-cell table:formula="of:= INT(  (COS(([.C40] + [.$H$2]) * (PI() / 180)) * [.$G$2]) )" office:value-type="float" office:value="52" calcext:value-type="float">
            <text:p>52</text:p>
          </table:table-cell>
          <table:table-cell table:formula="of:=([.D40]* -1) + [.$G$2]" office:value-type="float" office:value="20" calcext:value-type="float">
            <text:p>20</text:p>
          </table:table-cell>
          <table:table-cell table:formula="of:=[.A40] - [.E40]" office:value-type="float" office:value="14" calcext:value-type="float">
            <text:p>14</text:p>
          </table:table-cell>
          <table:table-cell table:formula="of:=[.F40]-[.F3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MIN(MAX(([.A41] - [.$C$2]); 0); ([.$E$2] -1))" office:value-type="float" office:value="35" calcext:value-type="float">
            <text:p>35</text:p>
          </table:table-cell>
          <table:table-cell table:formula="of:=[.B41] * ([.$F$2] / ([.$E$2] - 1))" office:value-type="float" office:value="44.0559440559441" calcext:value-type="float">
            <text:p>44.06</text:p>
          </table:table-cell>
          <table:table-cell table:formula="of:= INT(  (COS(([.C41] + [.$H$2]) * (PI() / 180)) * [.$G$2]) )" office:value-type="float" office:value="51" calcext:value-type="float">
            <text:p>51</text:p>
          </table:table-cell>
          <table:table-cell table:formula="of:=([.D41]* -1) + [.$G$2]" office:value-type="float" office:value="21" calcext:value-type="float">
            <text:p>21</text:p>
          </table:table-cell>
          <table:table-cell table:formula="of:=[.A41] - [.E41]" office:value-type="float" office:value="14" calcext:value-type="float">
            <text:p>14</text:p>
          </table:table-cell>
          <table:table-cell table:formula="of:=[.F41]-[.F4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MIN(MAX(([.A42] - [.$C$2]); 0); ([.$E$2] -1))" office:value-type="float" office:value="36" calcext:value-type="float">
            <text:p>36</text:p>
          </table:table-cell>
          <table:table-cell table:formula="of:=[.B42] * ([.$F$2] / ([.$E$2] - 1))" office:value-type="float" office:value="45.3146853146853" calcext:value-type="float">
            <text:p>45.31</text:p>
          </table:table-cell>
          <table:table-cell table:formula="of:= INT(  (COS(([.C42] + [.$H$2]) * (PI() / 180)) * [.$G$2]) )" office:value-type="float" office:value="50" calcext:value-type="float">
            <text:p>50</text:p>
          </table:table-cell>
          <table:table-cell table:formula="of:=([.D42]* -1) + [.$G$2]" office:value-type="float" office:value="22" calcext:value-type="float">
            <text:p>22</text:p>
          </table:table-cell>
          <table:table-cell table:formula="of:=[.A42] - [.E42]" office:value-type="float" office:value="14" calcext:value-type="float">
            <text:p>14</text:p>
          </table:table-cell>
          <table:table-cell table:formula="of:=[.F42]-[.F4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MIN(MAX(([.A43] - [.$C$2]); 0); ([.$E$2] -1))" office:value-type="float" office:value="37" calcext:value-type="float">
            <text:p>37</text:p>
          </table:table-cell>
          <table:table-cell table:formula="of:=[.B43] * ([.$F$2] / ([.$E$2] - 1))" office:value-type="float" office:value="46.5734265734266" calcext:value-type="float">
            <text:p>46.57</text:p>
          </table:table-cell>
          <table:table-cell table:formula="of:= INT(  (COS(([.C43] + [.$H$2]) * (PI() / 180)) * [.$G$2]) )" office:value-type="float" office:value="49" calcext:value-type="float">
            <text:p>49</text:p>
          </table:table-cell>
          <table:table-cell table:formula="of:=([.D43]* -1) + [.$G$2]" office:value-type="float" office:value="23" calcext:value-type="float">
            <text:p>23</text:p>
          </table:table-cell>
          <table:table-cell table:formula="of:=[.A43] - [.E43]" office:value-type="float" office:value="14" calcext:value-type="float">
            <text:p>14</text:p>
          </table:table-cell>
          <table:table-cell table:formula="of:=[.F43]-[.F4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MIN(MAX(([.A44] - [.$C$2]); 0); ([.$E$2] -1))" office:value-type="float" office:value="38" calcext:value-type="float">
            <text:p>38</text:p>
          </table:table-cell>
          <table:table-cell table:formula="of:=[.B44] * ([.$F$2] / ([.$E$2] - 1))" office:value-type="float" office:value="47.8321678321678" calcext:value-type="float">
            <text:p>47.83</text:p>
          </table:table-cell>
          <table:table-cell table:formula="of:= INT(  (COS(([.C44] + [.$H$2]) * (PI() / 180)) * [.$G$2]) )" office:value-type="float" office:value="48" calcext:value-type="float">
            <text:p>48</text:p>
          </table:table-cell>
          <table:table-cell table:formula="of:=([.D44]* -1) + [.$G$2]" office:value-type="float" office:value="24" calcext:value-type="float">
            <text:p>24</text:p>
          </table:table-cell>
          <table:table-cell table:formula="of:=[.A44] - [.E44]" office:value-type="float" office:value="14" calcext:value-type="float">
            <text:p>14</text:p>
          </table:table-cell>
          <table:table-cell table:formula="of:=[.F44]-[.F4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MIN(MAX(([.A45] - [.$C$2]); 0); ([.$E$2] -1))" office:value-type="float" office:value="39" calcext:value-type="float">
            <text:p>39</text:p>
          </table:table-cell>
          <table:table-cell table:formula="of:=[.B45] * ([.$F$2] / ([.$E$2] - 1))" office:value-type="float" office:value="49.0909090909091" calcext:value-type="float">
            <text:p>49.09</text:p>
          </table:table-cell>
          <table:table-cell table:formula="of:= INT(  (COS(([.C45] + [.$H$2]) * (PI() / 180)) * [.$G$2]) )" office:value-type="float" office:value="47" calcext:value-type="float">
            <text:p>47</text:p>
          </table:table-cell>
          <table:table-cell table:formula="of:=([.D45]* -1) + [.$G$2]" office:value-type="float" office:value="25" calcext:value-type="float">
            <text:p>25</text:p>
          </table:table-cell>
          <table:table-cell table:formula="of:=[.A45] - [.E45]" office:value-type="float" office:value="14" calcext:value-type="float">
            <text:p>14</text:p>
          </table:table-cell>
          <table:table-cell table:formula="of:=[.F45]-[.F4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MIN(MAX(([.A46] - [.$C$2]); 0); ([.$E$2] -1))" office:value-type="float" office:value="40" calcext:value-type="float">
            <text:p>40</text:p>
          </table:table-cell>
          <table:table-cell table:formula="of:=[.B46] * ([.$F$2] / ([.$E$2] - 1))" office:value-type="float" office:value="50.3496503496504" calcext:value-type="float">
            <text:p>50.35</text:p>
          </table:table-cell>
          <table:table-cell table:formula="of:= INT(  (COS(([.C46] + [.$H$2]) * (PI() / 180)) * [.$G$2]) )" office:value-type="float" office:value="45" calcext:value-type="float">
            <text:p>45</text:p>
          </table:table-cell>
          <table:table-cell table:formula="of:=([.D46]* -1) + [.$G$2]" office:value-type="float" office:value="27" calcext:value-type="float">
            <text:p>27</text:p>
          </table:table-cell>
          <table:table-cell table:formula="of:=[.A46] - [.E46]" office:value-type="float" office:value="13" calcext:value-type="float">
            <text:p>13</text:p>
          </table:table-cell>
          <table:table-cell table:formula="of:=[.F46]-[.F45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MIN(MAX(([.A47] - [.$C$2]); 0); ([.$E$2] -1))" office:value-type="float" office:value="41" calcext:value-type="float">
            <text:p>41</text:p>
          </table:table-cell>
          <table:table-cell table:formula="of:=[.B47] * ([.$F$2] / ([.$E$2] - 1))" office:value-type="float" office:value="51.6083916083916" calcext:value-type="float">
            <text:p>51.61</text:p>
          </table:table-cell>
          <table:table-cell table:formula="of:= INT(  (COS(([.C47] + [.$H$2]) * (PI() / 180)) * [.$G$2]) )" office:value-type="float" office:value="44" calcext:value-type="float">
            <text:p>44</text:p>
          </table:table-cell>
          <table:table-cell table:formula="of:=([.D47]* -1) + [.$G$2]" office:value-type="float" office:value="28" calcext:value-type="float">
            <text:p>28</text:p>
          </table:table-cell>
          <table:table-cell table:formula="of:=[.A47] - [.E47]" office:value-type="float" office:value="13" calcext:value-type="float">
            <text:p>13</text:p>
          </table:table-cell>
          <table:table-cell table:formula="of:=[.F47]-[.F4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MIN(MAX(([.A48] - [.$C$2]); 0); ([.$E$2] -1))" office:value-type="float" office:value="42" calcext:value-type="float">
            <text:p>42</text:p>
          </table:table-cell>
          <table:table-cell table:formula="of:=[.B48] * ([.$F$2] / ([.$E$2] - 1))" office:value-type="float" office:value="52.8671328671329" calcext:value-type="float">
            <text:p>52.87</text:p>
          </table:table-cell>
          <table:table-cell table:formula="of:= INT(  (COS(([.C48] + [.$H$2]) * (PI() / 180)) * [.$G$2]) )" office:value-type="float" office:value="43" calcext:value-type="float">
            <text:p>43</text:p>
          </table:table-cell>
          <table:table-cell table:formula="of:=([.D48]* -1) + [.$G$2]" office:value-type="float" office:value="29" calcext:value-type="float">
            <text:p>29</text:p>
          </table:table-cell>
          <table:table-cell table:formula="of:=[.A48] - [.E48]" office:value-type="float" office:value="13" calcext:value-type="float">
            <text:p>13</text:p>
          </table:table-cell>
          <table:table-cell table:formula="of:=[.F48]-[.F47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MIN(MAX(([.A49] - [.$C$2]); 0); ([.$E$2] -1))" office:value-type="float" office:value="43" calcext:value-type="float">
            <text:p>43</text:p>
          </table:table-cell>
          <table:table-cell table:formula="of:=[.B49] * ([.$F$2] / ([.$E$2] - 1))" office:value-type="float" office:value="54.1258741258741" calcext:value-type="float">
            <text:p>54.13</text:p>
          </table:table-cell>
          <table:table-cell table:formula="of:= INT(  (COS(([.C49] + [.$H$2]) * (PI() / 180)) * [.$G$2]) )" office:value-type="float" office:value="42" calcext:value-type="float">
            <text:p>42</text:p>
          </table:table-cell>
          <table:table-cell table:formula="of:=([.D49]* -1) + [.$G$2]" office:value-type="float" office:value="30" calcext:value-type="float">
            <text:p>30</text:p>
          </table:table-cell>
          <table:table-cell table:formula="of:=[.A49] - [.E49]" office:value-type="float" office:value="13" calcext:value-type="float">
            <text:p>13</text:p>
          </table:table-cell>
          <table:table-cell table:formula="of:=[.F49]-[.F4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MIN(MAX(([.A50] - [.$C$2]); 0); ([.$E$2] -1))" office:value-type="float" office:value="44" calcext:value-type="float">
            <text:p>44</text:p>
          </table:table-cell>
          <table:table-cell table:formula="of:=[.B50] * ([.$F$2] / ([.$E$2] - 1))" office:value-type="float" office:value="55.3846153846154" calcext:value-type="float">
            <text:p>55.38</text:p>
          </table:table-cell>
          <table:table-cell table:formula="of:= INT(  (COS(([.C50] + [.$H$2]) * (PI() / 180)) * [.$G$2]) )" office:value-type="float" office:value="40" calcext:value-type="float">
            <text:p>40</text:p>
          </table:table-cell>
          <table:table-cell table:formula="of:=([.D50]* -1) + [.$G$2]" office:value-type="float" office:value="32" calcext:value-type="float">
            <text:p>32</text:p>
          </table:table-cell>
          <table:table-cell table:formula="of:=[.A50] - [.E50]" office:value-type="float" office:value="12" calcext:value-type="float">
            <text:p>12</text:p>
          </table:table-cell>
          <table:table-cell table:formula="of:=[.F50]-[.F49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MIN(MAX(([.A51] - [.$C$2]); 0); ([.$E$2] -1))" office:value-type="float" office:value="45" calcext:value-type="float">
            <text:p>45</text:p>
          </table:table-cell>
          <table:table-cell table:formula="of:=[.B51] * ([.$F$2] / ([.$E$2] - 1))" office:value-type="float" office:value="56.6433566433567" calcext:value-type="float">
            <text:p>56.64</text:p>
          </table:table-cell>
          <table:table-cell table:formula="of:= INT(  (COS(([.C51] + [.$H$2]) * (PI() / 180)) * [.$G$2]) )" office:value-type="float" office:value="39" calcext:value-type="float">
            <text:p>39</text:p>
          </table:table-cell>
          <table:table-cell table:formula="of:=([.D51]* -1) + [.$G$2]" office:value-type="float" office:value="33" calcext:value-type="float">
            <text:p>33</text:p>
          </table:table-cell>
          <table:table-cell table:formula="of:=[.A51] - [.E51]" office:value-type="float" office:value="12" calcext:value-type="float">
            <text:p>12</text:p>
          </table:table-cell>
          <table:table-cell table:formula="of:=[.F51]-[.F5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MIN(MAX(([.A52] - [.$C$2]); 0); ([.$E$2] -1))" office:value-type="float" office:value="46" calcext:value-type="float">
            <text:p>46</text:p>
          </table:table-cell>
          <table:table-cell table:formula="of:=[.B52] * ([.$F$2] / ([.$E$2] - 1))" office:value-type="float" office:value="57.9020979020979" calcext:value-type="float">
            <text:p>57.90</text:p>
          </table:table-cell>
          <table:table-cell table:formula="of:= INT(  (COS(([.C52] + [.$H$2]) * (PI() / 180)) * [.$G$2]) )" office:value-type="float" office:value="38" calcext:value-type="float">
            <text:p>38</text:p>
          </table:table-cell>
          <table:table-cell table:formula="of:=([.D52]* -1) + [.$G$2]" office:value-type="float" office:value="34" calcext:value-type="float">
            <text:p>34</text:p>
          </table:table-cell>
          <table:table-cell table:formula="of:=[.A52] - [.E52]" office:value-type="float" office:value="12" calcext:value-type="float">
            <text:p>12</text:p>
          </table:table-cell>
          <table:table-cell table:formula="of:=[.F52]-[.F5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MIN(MAX(([.A53] - [.$C$2]); 0); ([.$E$2] -1))" office:value-type="float" office:value="47" calcext:value-type="float">
            <text:p>47</text:p>
          </table:table-cell>
          <table:table-cell table:formula="of:=[.B53] * ([.$F$2] / ([.$E$2] - 1))" office:value-type="float" office:value="59.1608391608392" calcext:value-type="float">
            <text:p>59.16</text:p>
          </table:table-cell>
          <table:table-cell table:formula="of:= INT(  (COS(([.C53] + [.$H$2]) * (PI() / 180)) * [.$G$2]) )" office:value-type="float" office:value="36" calcext:value-type="float">
            <text:p>36</text:p>
          </table:table-cell>
          <table:table-cell table:formula="of:=([.D53]* -1) + [.$G$2]" office:value-type="float" office:value="36" calcext:value-type="float">
            <text:p>36</text:p>
          </table:table-cell>
          <table:table-cell table:formula="of:=[.A53] - [.E53]" office:value-type="float" office:value="11" calcext:value-type="float">
            <text:p>11</text:p>
          </table:table-cell>
          <table:table-cell table:formula="of:=[.F53]-[.F52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MIN(MAX(([.A54] - [.$C$2]); 0); ([.$E$2] -1))" office:value-type="float" office:value="48" calcext:value-type="float">
            <text:p>48</text:p>
          </table:table-cell>
          <table:table-cell table:formula="of:=[.B54] * ([.$F$2] / ([.$E$2] - 1))" office:value-type="float" office:value="60.4195804195804" calcext:value-type="float">
            <text:p>60.42</text:p>
          </table:table-cell>
          <table:table-cell table:formula="of:= INT(  (COS(([.C54] + [.$H$2]) * (PI() / 180)) * [.$G$2]) )" office:value-type="float" office:value="35" calcext:value-type="float">
            <text:p>35</text:p>
          </table:table-cell>
          <table:table-cell table:formula="of:=([.D54]* -1) + [.$G$2]" office:value-type="float" office:value="37" calcext:value-type="float">
            <text:p>37</text:p>
          </table:table-cell>
          <table:table-cell table:formula="of:=[.A54] - [.E54]" office:value-type="float" office:value="11" calcext:value-type="float">
            <text:p>11</text:p>
          </table:table-cell>
          <table:table-cell table:formula="of:=[.F54]-[.F5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MIN(MAX(([.A55] - [.$C$2]); 0); ([.$E$2] -1))" office:value-type="float" office:value="49" calcext:value-type="float">
            <text:p>49</text:p>
          </table:table-cell>
          <table:table-cell table:formula="of:=[.B55] * ([.$F$2] / ([.$E$2] - 1))" office:value-type="float" office:value="61.6783216783217" calcext:value-type="float">
            <text:p>61.68</text:p>
          </table:table-cell>
          <table:table-cell table:formula="of:= INT(  (COS(([.C55] + [.$H$2]) * (PI() / 180)) * [.$G$2]) )" office:value-type="float" office:value="34" calcext:value-type="float">
            <text:p>34</text:p>
          </table:table-cell>
          <table:table-cell table:formula="of:=([.D55]* -1) + [.$G$2]" office:value-type="float" office:value="38" calcext:value-type="float">
            <text:p>38</text:p>
          </table:table-cell>
          <table:table-cell table:formula="of:=[.A55] - [.E55]" office:value-type="float" office:value="11" calcext:value-type="float">
            <text:p>11</text:p>
          </table:table-cell>
          <table:table-cell table:formula="of:=[.F55]-[.F5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MIN(MAX(([.A56] - [.$C$2]); 0); ([.$E$2] -1))" office:value-type="float" office:value="50" calcext:value-type="float">
            <text:p>50</text:p>
          </table:table-cell>
          <table:table-cell table:formula="of:=[.B56] * ([.$F$2] / ([.$E$2] - 1))" office:value-type="float" office:value="62.9370629370629" calcext:value-type="float">
            <text:p>62.94</text:p>
          </table:table-cell>
          <table:table-cell table:formula="of:= INT(  (COS(([.C56] + [.$H$2]) * (PI() / 180)) * [.$G$2]) )" office:value-type="float" office:value="32" calcext:value-type="float">
            <text:p>32</text:p>
          </table:table-cell>
          <table:table-cell table:formula="of:=([.D56]* -1) + [.$G$2]" office:value-type="float" office:value="40" calcext:value-type="float">
            <text:p>40</text:p>
          </table:table-cell>
          <table:table-cell table:formula="of:=[.A56] - [.E56]" office:value-type="float" office:value="10" calcext:value-type="float">
            <text:p>10</text:p>
          </table:table-cell>
          <table:table-cell table:formula="of:=[.F56]-[.F55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MIN(MAX(([.A57] - [.$C$2]); 0); ([.$E$2] -1))" office:value-type="float" office:value="51" calcext:value-type="float">
            <text:p>51</text:p>
          </table:table-cell>
          <table:table-cell table:formula="of:=[.B57] * ([.$F$2] / ([.$E$2] - 1))" office:value-type="float" office:value="64.1958041958042" calcext:value-type="float">
            <text:p>64.20</text:p>
          </table:table-cell>
          <table:table-cell table:formula="of:= INT(  (COS(([.C57] + [.$H$2]) * (PI() / 180)) * [.$G$2]) )" office:value-type="float" office:value="31" calcext:value-type="float">
            <text:p>31</text:p>
          </table:table-cell>
          <table:table-cell table:formula="of:=([.D57]* -1) + [.$G$2]" office:value-type="float" office:value="41" calcext:value-type="float">
            <text:p>41</text:p>
          </table:table-cell>
          <table:table-cell table:formula="of:=[.A57] - [.E57]" office:value-type="float" office:value="10" calcext:value-type="float">
            <text:p>10</text:p>
          </table:table-cell>
          <table:table-cell table:formula="of:=[.F57]-[.F5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MIN(MAX(([.A58] - [.$C$2]); 0); ([.$E$2] -1))" office:value-type="float" office:value="52" calcext:value-type="float">
            <text:p>52</text:p>
          </table:table-cell>
          <table:table-cell table:formula="of:=[.B58] * ([.$F$2] / ([.$E$2] - 1))" office:value-type="float" office:value="65.4545454545455" calcext:value-type="float">
            <text:p>65.45</text:p>
          </table:table-cell>
          <table:table-cell table:formula="of:= INT(  (COS(([.C58] + [.$H$2]) * (PI() / 180)) * [.$G$2]) )" office:value-type="float" office:value="29" calcext:value-type="float">
            <text:p>29</text:p>
          </table:table-cell>
          <table:table-cell table:formula="of:=([.D58]* -1) + [.$G$2]" office:value-type="float" office:value="43" calcext:value-type="float">
            <text:p>43</text:p>
          </table:table-cell>
          <table:table-cell table:formula="of:=[.A58] - [.E58]" office:value-type="float" office:value="9" calcext:value-type="float">
            <text:p>9</text:p>
          </table:table-cell>
          <table:table-cell table:formula="of:=[.F58]-[.F57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MIN(MAX(([.A59] - [.$C$2]); 0); ([.$E$2] -1))" office:value-type="float" office:value="53" calcext:value-type="float">
            <text:p>53</text:p>
          </table:table-cell>
          <table:table-cell table:formula="of:=[.B59] * ([.$F$2] / ([.$E$2] - 1))" office:value-type="float" office:value="66.7132867132867" calcext:value-type="float">
            <text:p>66.71</text:p>
          </table:table-cell>
          <table:table-cell table:formula="of:= INT(  (COS(([.C59] + [.$H$2]) * (PI() / 180)) * [.$G$2]) )" office:value-type="float" office:value="28" calcext:value-type="float">
            <text:p>28</text:p>
          </table:table-cell>
          <table:table-cell table:formula="of:=([.D59]* -1) + [.$G$2]" office:value-type="float" office:value="44" calcext:value-type="float">
            <text:p>44</text:p>
          </table:table-cell>
          <table:table-cell table:formula="of:=[.A59] - [.E59]" office:value-type="float" office:value="9" calcext:value-type="float">
            <text:p>9</text:p>
          </table:table-cell>
          <table:table-cell table:formula="of:=[.F59]-[.F5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MIN(MAX(([.A60] - [.$C$2]); 0); ([.$E$2] -1))" office:value-type="float" office:value="54" calcext:value-type="float">
            <text:p>54</text:p>
          </table:table-cell>
          <table:table-cell table:formula="of:=[.B60] * ([.$F$2] / ([.$E$2] - 1))" office:value-type="float" office:value="67.972027972028" calcext:value-type="float">
            <text:p>67.97</text:p>
          </table:table-cell>
          <table:table-cell table:formula="of:= INT(  (COS(([.C60] + [.$H$2]) * (PI() / 180)) * [.$G$2]) )" office:value-type="float" office:value="27" calcext:value-type="float">
            <text:p>27</text:p>
          </table:table-cell>
          <table:table-cell table:formula="of:=([.D60]* -1) + [.$G$2]" office:value-type="float" office:value="45" calcext:value-type="float">
            <text:p>45</text:p>
          </table:table-cell>
          <table:table-cell table:formula="of:=[.A60] - [.E60]" office:value-type="float" office:value="9" calcext:value-type="float">
            <text:p>9</text:p>
          </table:table-cell>
          <table:table-cell table:formula="of:=[.F60]-[.F5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MIN(MAX(([.A61] - [.$C$2]); 0); ([.$E$2] -1))" office:value-type="float" office:value="55" calcext:value-type="float">
            <text:p>55</text:p>
          </table:table-cell>
          <table:table-cell table:formula="of:=[.B61] * ([.$F$2] / ([.$E$2] - 1))" office:value-type="float" office:value="69.2307692307692" calcext:value-type="float">
            <text:p>69.23</text:p>
          </table:table-cell>
          <table:table-cell table:formula="of:= INT(  (COS(([.C61] + [.$H$2]) * (PI() / 180)) * [.$G$2]) )" office:value-type="float" office:value="25" calcext:value-type="float">
            <text:p>25</text:p>
          </table:table-cell>
          <table:table-cell table:formula="of:=([.D61]* -1) + [.$G$2]" office:value-type="float" office:value="47" calcext:value-type="float">
            <text:p>47</text:p>
          </table:table-cell>
          <table:table-cell table:formula="of:=[.A61] - [.E61]" office:value-type="float" office:value="8" calcext:value-type="float">
            <text:p>8</text:p>
          </table:table-cell>
          <table:table-cell table:formula="of:=[.F61]-[.F60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MIN(MAX(([.A62] - [.$C$2]); 0); ([.$E$2] -1))" office:value-type="float" office:value="56" calcext:value-type="float">
            <text:p>56</text:p>
          </table:table-cell>
          <table:table-cell table:formula="of:=[.B62] * ([.$F$2] / ([.$E$2] - 1))" office:value-type="float" office:value="70.4895104895105" calcext:value-type="float">
            <text:p>70.49</text:p>
          </table:table-cell>
          <table:table-cell table:formula="of:= INT(  (COS(([.C62] + [.$H$2]) * (PI() / 180)) * [.$G$2]) )" office:value-type="float" office:value="24" calcext:value-type="float">
            <text:p>24</text:p>
          </table:table-cell>
          <table:table-cell table:formula="of:=([.D62]* -1) + [.$G$2]" office:value-type="float" office:value="48" calcext:value-type="float">
            <text:p>48</text:p>
          </table:table-cell>
          <table:table-cell table:formula="of:=[.A62] - [.E62]" office:value-type="float" office:value="8" calcext:value-type="float">
            <text:p>8</text:p>
          </table:table-cell>
          <table:table-cell table:formula="of:=[.F62]-[.F6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MIN(MAX(([.A63] - [.$C$2]); 0); ([.$E$2] -1))" office:value-type="float" office:value="57" calcext:value-type="float">
            <text:p>57</text:p>
          </table:table-cell>
          <table:table-cell table:formula="of:=[.B63] * ([.$F$2] / ([.$E$2] - 1))" office:value-type="float" office:value="71.7482517482518" calcext:value-type="float">
            <text:p>71.75</text:p>
          </table:table-cell>
          <table:table-cell table:formula="of:= INT(  (COS(([.C63] + [.$H$2]) * (PI() / 180)) * [.$G$2]) )" office:value-type="float" office:value="22" calcext:value-type="float">
            <text:p>22</text:p>
          </table:table-cell>
          <table:table-cell table:formula="of:=([.D63]* -1) + [.$G$2]" office:value-type="float" office:value="50" calcext:value-type="float">
            <text:p>50</text:p>
          </table:table-cell>
          <table:table-cell table:formula="of:=[.A63] - [.E63]" office:value-type="float" office:value="7" calcext:value-type="float">
            <text:p>7</text:p>
          </table:table-cell>
          <table:table-cell table:formula="of:=[.F63]-[.F62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MIN(MAX(([.A64] - [.$C$2]); 0); ([.$E$2] -1))" office:value-type="float" office:value="58" calcext:value-type="float">
            <text:p>58</text:p>
          </table:table-cell>
          <table:table-cell table:formula="of:=[.B64] * ([.$F$2] / ([.$E$2] - 1))" office:value-type="float" office:value="73.006993006993" calcext:value-type="float">
            <text:p>73.01</text:p>
          </table:table-cell>
          <table:table-cell table:formula="of:= INT(  (COS(([.C64] + [.$H$2]) * (PI() / 180)) * [.$G$2]) )" office:value-type="float" office:value="21" calcext:value-type="float">
            <text:p>21</text:p>
          </table:table-cell>
          <table:table-cell table:formula="of:=([.D64]* -1) + [.$G$2]" office:value-type="float" office:value="51" calcext:value-type="float">
            <text:p>51</text:p>
          </table:table-cell>
          <table:table-cell table:formula="of:=[.A64] - [.E64]" office:value-type="float" office:value="7" calcext:value-type="float">
            <text:p>7</text:p>
          </table:table-cell>
          <table:table-cell table:formula="of:=[.F64]-[.F6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MIN(MAX(([.A65] - [.$C$2]); 0); ([.$E$2] -1))" office:value-type="float" office:value="59" calcext:value-type="float">
            <text:p>59</text:p>
          </table:table-cell>
          <table:table-cell table:formula="of:=[.B65] * ([.$F$2] / ([.$E$2] - 1))" office:value-type="float" office:value="74.2657342657343" calcext:value-type="float">
            <text:p>74.27</text:p>
          </table:table-cell>
          <table:table-cell table:formula="of:= INT(  (COS(([.C65] + [.$H$2]) * (PI() / 180)) * [.$G$2]) )" office:value-type="float" office:value="19" calcext:value-type="float">
            <text:p>19</text:p>
          </table:table-cell>
          <table:table-cell table:formula="of:=([.D65]* -1) + [.$G$2]" office:value-type="float" office:value="53" calcext:value-type="float">
            <text:p>53</text:p>
          </table:table-cell>
          <table:table-cell table:formula="of:=[.A65] - [.E65]" office:value-type="float" office:value="6" calcext:value-type="float">
            <text:p>6</text:p>
          </table:table-cell>
          <table:table-cell table:formula="of:=[.F65]-[.F64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MIN(MAX(([.A66] - [.$C$2]); 0); ([.$E$2] -1))" office:value-type="float" office:value="60" calcext:value-type="float">
            <text:p>60</text:p>
          </table:table-cell>
          <table:table-cell table:formula="of:=[.B66] * ([.$F$2] / ([.$E$2] - 1))" office:value-type="float" office:value="75.5244755244755" calcext:value-type="float">
            <text:p>75.52</text:p>
          </table:table-cell>
          <table:table-cell table:formula="of:= INT(  (COS(([.C66] + [.$H$2]) * (PI() / 180)) * [.$G$2]) )" office:value-type="float" office:value="17" calcext:value-type="float">
            <text:p>17</text:p>
          </table:table-cell>
          <table:table-cell table:formula="of:=([.D66]* -1) + [.$G$2]" office:value-type="float" office:value="55" calcext:value-type="float">
            <text:p>55</text:p>
          </table:table-cell>
          <table:table-cell table:formula="of:=[.A66] - [.E66]" office:value-type="float" office:value="5" calcext:value-type="float">
            <text:p>5</text:p>
          </table:table-cell>
          <table:table-cell table:formula="of:=[.F66]-[.F65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MIN(MAX(([.A67] - [.$C$2]); 0); ([.$E$2] -1))" office:value-type="float" office:value="61" calcext:value-type="float">
            <text:p>61</text:p>
          </table:table-cell>
          <table:table-cell table:formula="of:=[.B67] * ([.$F$2] / ([.$E$2] - 1))" office:value-type="float" office:value="76.7832167832168" calcext:value-type="float">
            <text:p>76.78</text:p>
          </table:table-cell>
          <table:table-cell table:formula="of:= INT(  (COS(([.C67] + [.$H$2]) * (PI() / 180)) * [.$G$2]) )" office:value-type="float" office:value="16" calcext:value-type="float">
            <text:p>16</text:p>
          </table:table-cell>
          <table:table-cell table:formula="of:=([.D67]* -1) + [.$G$2]" office:value-type="float" office:value="56" calcext:value-type="float">
            <text:p>56</text:p>
          </table:table-cell>
          <table:table-cell table:formula="of:=[.A67] - [.E67]" office:value-type="float" office:value="5" calcext:value-type="float">
            <text:p>5</text:p>
          </table:table-cell>
          <table:table-cell table:formula="of:=[.F67]-[.F6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MIN(MAX(([.A68] - [.$C$2]); 0); ([.$E$2] -1))" office:value-type="float" office:value="62" calcext:value-type="float">
            <text:p>62</text:p>
          </table:table-cell>
          <table:table-cell table:formula="of:=[.B68] * ([.$F$2] / ([.$E$2] - 1))" office:value-type="float" office:value="78.041958041958" calcext:value-type="float">
            <text:p>78.04</text:p>
          </table:table-cell>
          <table:table-cell table:formula="of:= INT(  (COS(([.C68] + [.$H$2]) * (PI() / 180)) * [.$G$2]) )" office:value-type="float" office:value="14" calcext:value-type="float">
            <text:p>14</text:p>
          </table:table-cell>
          <table:table-cell table:formula="of:=([.D68]* -1) + [.$G$2]" office:value-type="float" office:value="58" calcext:value-type="float">
            <text:p>58</text:p>
          </table:table-cell>
          <table:table-cell table:formula="of:=[.A68] - [.E68]" office:value-type="float" office:value="4" calcext:value-type="float">
            <text:p>4</text:p>
          </table:table-cell>
          <table:table-cell table:formula="of:=[.F68]-[.F67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MIN(MAX(([.A69] - [.$C$2]); 0); ([.$E$2] -1))" office:value-type="float" office:value="63" calcext:value-type="float">
            <text:p>63</text:p>
          </table:table-cell>
          <table:table-cell table:formula="of:=[.B69] * ([.$F$2] / ([.$E$2] - 1))" office:value-type="float" office:value="79.3006993006993" calcext:value-type="float">
            <text:p>79.30</text:p>
          </table:table-cell>
          <table:table-cell table:formula="of:= INT(  (COS(([.C69] + [.$H$2]) * (PI() / 180)) * [.$G$2]) )" office:value-type="float" office:value="13" calcext:value-type="float">
            <text:p>13</text:p>
          </table:table-cell>
          <table:table-cell table:formula="of:=([.D69]* -1) + [.$G$2]" office:value-type="float" office:value="59" calcext:value-type="float">
            <text:p>59</text:p>
          </table:table-cell>
          <table:table-cell table:formula="of:=[.A69] - [.E69]" office:value-type="float" office:value="4" calcext:value-type="float">
            <text:p>4</text:p>
          </table:table-cell>
          <table:table-cell table:formula="of:=[.F69]-[.F6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MIN(MAX(([.A70] - [.$C$2]); 0); ([.$E$2] -1))" office:value-type="float" office:value="64" calcext:value-type="float">
            <text:p>64</text:p>
          </table:table-cell>
          <table:table-cell table:formula="of:=[.B70] * ([.$F$2] / ([.$E$2] - 1))" office:value-type="float" office:value="80.5594405594406" calcext:value-type="float">
            <text:p>80.56</text:p>
          </table:table-cell>
          <table:table-cell table:formula="of:= INT(  (COS(([.C70] + [.$H$2]) * (PI() / 180)) * [.$G$2]) )" office:value-type="float" office:value="11" calcext:value-type="float">
            <text:p>11</text:p>
          </table:table-cell>
          <table:table-cell table:formula="of:=([.D70]* -1) + [.$G$2]" office:value-type="float" office:value="61" calcext:value-type="float">
            <text:p>61</text:p>
          </table:table-cell>
          <table:table-cell table:formula="of:=[.A70] - [.E70]" office:value-type="float" office:value="3" calcext:value-type="float">
            <text:p>3</text:p>
          </table:table-cell>
          <table:table-cell table:formula="of:=[.F70]-[.F69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MIN(MAX(([.A71] - [.$C$2]); 0); ([.$E$2] -1))" office:value-type="float" office:value="65" calcext:value-type="float">
            <text:p>65</text:p>
          </table:table-cell>
          <table:table-cell table:formula="of:=[.B71] * ([.$F$2] / ([.$E$2] - 1))" office:value-type="float" office:value="81.8181818181818" calcext:value-type="float">
            <text:p>81.82</text:p>
          </table:table-cell>
          <table:table-cell table:formula="of:= INT(  (COS(([.C71] + [.$H$2]) * (PI() / 180)) * [.$G$2]) )" office:value-type="float" office:value="10" calcext:value-type="float">
            <text:p>10</text:p>
          </table:table-cell>
          <table:table-cell table:formula="of:=([.D71]* -1) + [.$G$2]" office:value-type="float" office:value="62" calcext:value-type="float">
            <text:p>62</text:p>
          </table:table-cell>
          <table:table-cell table:formula="of:=[.A71] - [.E71]" office:value-type="float" office:value="3" calcext:value-type="float">
            <text:p>3</text:p>
          </table:table-cell>
          <table:table-cell table:formula="of:=[.F71]-[.F7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MIN(MAX(([.A72] - [.$C$2]); 0); ([.$E$2] -1))" office:value-type="float" office:value="66" calcext:value-type="float">
            <text:p>66</text:p>
          </table:table-cell>
          <table:table-cell table:formula="of:=[.B72] * ([.$F$2] / ([.$E$2] - 1))" office:value-type="float" office:value="83.0769230769231" calcext:value-type="float">
            <text:p>83.08</text:p>
          </table:table-cell>
          <table:table-cell table:formula="of:= INT(  (COS(([.C72] + [.$H$2]) * (PI() / 180)) * [.$G$2]) )" office:value-type="float" office:value="8" calcext:value-type="float">
            <text:p>8</text:p>
          </table:table-cell>
          <table:table-cell table:formula="of:=([.D72]* -1) + [.$G$2]" office:value-type="float" office:value="64" calcext:value-type="float">
            <text:p>64</text:p>
          </table:table-cell>
          <table:table-cell table:formula="of:=[.A72] - [.E72]" office:value-type="float" office:value="2" calcext:value-type="float">
            <text:p>2</text:p>
          </table:table-cell>
          <table:table-cell table:formula="of:=[.F72]-[.F71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MIN(MAX(([.A73] - [.$C$2]); 0); ([.$E$2] -1))" office:value-type="float" office:value="67" calcext:value-type="float">
            <text:p>67</text:p>
          </table:table-cell>
          <table:table-cell table:formula="of:=[.B73] * ([.$F$2] / ([.$E$2] - 1))" office:value-type="float" office:value="84.3356643356643" calcext:value-type="float">
            <text:p>84.34</text:p>
          </table:table-cell>
          <table:table-cell table:formula="of:= INT(  (COS(([.C73] + [.$H$2]) * (PI() / 180)) * [.$G$2]) )" office:value-type="float" office:value="7" calcext:value-type="float">
            <text:p>7</text:p>
          </table:table-cell>
          <table:table-cell table:formula="of:=([.D73]* -1) + [.$G$2]" office:value-type="float" office:value="65" calcext:value-type="float">
            <text:p>65</text:p>
          </table:table-cell>
          <table:table-cell table:formula="of:=[.A73] - [.E73]" office:value-type="float" office:value="2" calcext:value-type="float">
            <text:p>2</text:p>
          </table:table-cell>
          <table:table-cell table:formula="of:=[.F73]-[.F7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MIN(MAX(([.A74] - [.$C$2]); 0); ([.$E$2] -1))" office:value-type="float" office:value="68" calcext:value-type="float">
            <text:p>68</text:p>
          </table:table-cell>
          <table:table-cell table:formula="of:=[.B74] * ([.$F$2] / ([.$E$2] - 1))" office:value-type="float" office:value="85.5944055944056" calcext:value-type="float">
            <text:p>85.59</text:p>
          </table:table-cell>
          <table:table-cell table:formula="of:= INT(  (COS(([.C74] + [.$H$2]) * (PI() / 180)) * [.$G$2]) )" office:value-type="float" office:value="5" calcext:value-type="float">
            <text:p>5</text:p>
          </table:table-cell>
          <table:table-cell table:formula="of:=([.D74]* -1) + [.$G$2]" office:value-type="float" office:value="67" calcext:value-type="float">
            <text:p>67</text:p>
          </table:table-cell>
          <table:table-cell table:formula="of:=[.A74] - [.E74]" office:value-type="float" office:value="1" calcext:value-type="float">
            <text:p>1</text:p>
          </table:table-cell>
          <table:table-cell table:formula="of:=[.F74]-[.F73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MIN(MAX(([.A75] - [.$C$2]); 0); ([.$E$2] -1))" office:value-type="float" office:value="69" calcext:value-type="float">
            <text:p>69</text:p>
          </table:table-cell>
          <table:table-cell table:formula="of:=[.B75] * ([.$F$2] / ([.$E$2] - 1))" office:value-type="float" office:value="86.8531468531469" calcext:value-type="float">
            <text:p>86.85</text:p>
          </table:table-cell>
          <table:table-cell table:formula="of:= INT(  (COS(([.C75] + [.$H$2]) * (PI() / 180)) * [.$G$2]) )" office:value-type="float" office:value="3" calcext:value-type="float">
            <text:p>3</text:p>
          </table:table-cell>
          <table:table-cell table:formula="of:=([.D75]* -1) + [.$G$2]" office:value-type="float" office:value="69" calcext:value-type="float">
            <text:p>69</text:p>
          </table:table-cell>
          <table:table-cell table:formula="of:=[.A75] - [.E75]" office:value-type="float" office:value="0" calcext:value-type="float">
            <text:p>0</text:p>
          </table:table-cell>
          <table:table-cell table:formula="of:=[.F75]-[.F74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MIN(MAX(([.A76] - [.$C$2]); 0); ([.$E$2] -1))" office:value-type="float" office:value="70" calcext:value-type="float">
            <text:p>70</text:p>
          </table:table-cell>
          <table:table-cell table:formula="of:=[.B76] * ([.$F$2] / ([.$E$2] - 1))" office:value-type="float" office:value="88.1118881118881" calcext:value-type="float">
            <text:p>88.11</text:p>
          </table:table-cell>
          <table:table-cell table:formula="of:= INT(  (COS(([.C76] + [.$H$2]) * (PI() / 180)) * [.$G$2]) )" office:value-type="float" office:value="2" calcext:value-type="float">
            <text:p>2</text:p>
          </table:table-cell>
          <table:table-cell table:formula="of:=([.D76]* -1) + [.$G$2]" office:value-type="float" office:value="70" calcext:value-type="float">
            <text:p>70</text:p>
          </table:table-cell>
          <table:table-cell table:formula="of:=[.A76] - [.E76]" office:value-type="float" office:value="0" calcext:value-type="float">
            <text:p>0</text:p>
          </table:table-cell>
          <table:table-cell table:formula="of:=[.F76]-[.F75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MIN(MAX(([.A77] - [.$C$2]); 0); ([.$E$2] -1))" office:value-type="float" office:value="71" calcext:value-type="float">
            <text:p>71</text:p>
          </table:table-cell>
          <table:table-cell table:formula="of:=[.B77] * ([.$F$2] / ([.$E$2] - 1))" office:value-type="float" office:value="89.3706293706294" calcext:value-type="float">
            <text:p>89.37</text:p>
          </table:table-cell>
          <table:table-cell table:formula="of:= INT(  (COS(([.C77] + [.$H$2]) * (PI() / 180)) * [.$G$2]) )" office:value-type="float" office:value="0" calcext:value-type="float">
            <text:p>0</text:p>
          </table:table-cell>
          <table:table-cell table:formula="of:=([.D77]* -1) + [.$G$2]" office:value-type="float" office:value="72" calcext:value-type="float">
            <text:p>72</text:p>
          </table:table-cell>
          <table:table-cell table:formula="of:=[.A77] - [.E77]" office:value-type="float" office:value="-1" calcext:value-type="float">
            <text:p>-1</text:p>
          </table:table-cell>
          <table:table-cell table:formula="of:=[.F77]-[.F76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MIN(MAX(([.A78] - [.$C$2]); 0); ([.$E$2] -1))" office:value-type="float" office:value="72" calcext:value-type="float">
            <text:p>72</text:p>
          </table:table-cell>
          <table:table-cell table:formula="of:=[.B78] * ([.$F$2] / ([.$E$2] - 1))" office:value-type="float" office:value="90.6293706293706" calcext:value-type="float">
            <text:p>90.63</text:p>
          </table:table-cell>
          <table:table-cell table:formula="of:= INT(  (COS(([.C78] + [.$H$2]) * (PI() / 180)) * [.$G$2]) )" office:value-type="float" office:value="-1" calcext:value-type="float">
            <text:p>-1</text:p>
          </table:table-cell>
          <table:table-cell table:formula="of:=([.D78]* -1) + [.$G$2]" office:value-type="float" office:value="73" calcext:value-type="float">
            <text:p>73</text:p>
          </table:table-cell>
          <table:table-cell table:formula="of:=[.A78] - [.E78]" office:value-type="float" office:value="-1" calcext:value-type="float">
            <text:p>-1</text:p>
          </table:table-cell>
          <table:table-cell table:formula="of:=[.F78]-[.F77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MIN(MAX(([.A79] - [.$C$2]); 0); ([.$E$2] -1))" office:value-type="float" office:value="73" calcext:value-type="float">
            <text:p>73</text:p>
          </table:table-cell>
          <table:table-cell table:formula="of:=[.B79] * ([.$F$2] / ([.$E$2] - 1))" office:value-type="float" office:value="91.8881118881119" calcext:value-type="float">
            <text:p>91.89</text:p>
          </table:table-cell>
          <table:table-cell table:formula="of:= INT(  (COS(([.C79] + [.$H$2]) * (PI() / 180)) * [.$G$2]) )" office:value-type="float" office:value="-3" calcext:value-type="float">
            <text:p>-3</text:p>
          </table:table-cell>
          <table:table-cell table:formula="of:=([.D79]* -1) + [.$G$2]" office:value-type="float" office:value="75" calcext:value-type="float">
            <text:p>75</text:p>
          </table:table-cell>
          <table:table-cell table:formula="of:=[.A79] - [.E79]" office:value-type="float" office:value="-2" calcext:value-type="float">
            <text:p>-2</text:p>
          </table:table-cell>
          <table:table-cell table:formula="of:=[.F79]-[.F78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MIN(MAX(([.A80] - [.$C$2]); 0); ([.$E$2] -1))" office:value-type="float" office:value="74" calcext:value-type="float">
            <text:p>74</text:p>
          </table:table-cell>
          <table:table-cell table:formula="of:=[.B80] * ([.$F$2] / ([.$E$2] - 1))" office:value-type="float" office:value="93.1468531468532" calcext:value-type="float">
            <text:p>93.15</text:p>
          </table:table-cell>
          <table:table-cell table:formula="of:= INT(  (COS(([.C80] + [.$H$2]) * (PI() / 180)) * [.$G$2]) )" office:value-type="float" office:value="-4" calcext:value-type="float">
            <text:p>-4</text:p>
          </table:table-cell>
          <table:table-cell table:formula="of:=([.D80]* -1) + [.$G$2]" office:value-type="float" office:value="76" calcext:value-type="float">
            <text:p>76</text:p>
          </table:table-cell>
          <table:table-cell table:formula="of:=[.A80] - [.E80]" office:value-type="float" office:value="-2" calcext:value-type="float">
            <text:p>-2</text:p>
          </table:table-cell>
          <table:table-cell table:formula="of:=[.F80]-[.F7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MIN(MAX(([.A81] - [.$C$2]); 0); ([.$E$2] -1))" office:value-type="float" office:value="75" calcext:value-type="float">
            <text:p>75</text:p>
          </table:table-cell>
          <table:table-cell table:formula="of:=[.B81] * ([.$F$2] / ([.$E$2] - 1))" office:value-type="float" office:value="94.4055944055944" calcext:value-type="float">
            <text:p>94.41</text:p>
          </table:table-cell>
          <table:table-cell table:formula="of:= INT(  (COS(([.C81] + [.$H$2]) * (PI() / 180)) * [.$G$2]) )" office:value-type="float" office:value="-6" calcext:value-type="float">
            <text:p>-6</text:p>
          </table:table-cell>
          <table:table-cell table:formula="of:=([.D81]* -1) + [.$G$2]" office:value-type="float" office:value="78" calcext:value-type="float">
            <text:p>78</text:p>
          </table:table-cell>
          <table:table-cell table:formula="of:=[.A81] - [.E81]" office:value-type="float" office:value="-3" calcext:value-type="float">
            <text:p>-3</text:p>
          </table:table-cell>
          <table:table-cell table:formula="of:=[.F81]-[.F80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MIN(MAX(([.A82] - [.$C$2]); 0); ([.$E$2] -1))" office:value-type="float" office:value="76" calcext:value-type="float">
            <text:p>76</text:p>
          </table:table-cell>
          <table:table-cell table:formula="of:=[.B82] * ([.$F$2] / ([.$E$2] - 1))" office:value-type="float" office:value="95.6643356643357" calcext:value-type="float">
            <text:p>95.66</text:p>
          </table:table-cell>
          <table:table-cell table:formula="of:= INT(  (COS(([.C82] + [.$H$2]) * (PI() / 180)) * [.$G$2]) )" office:value-type="float" office:value="-8" calcext:value-type="float">
            <text:p>-8</text:p>
          </table:table-cell>
          <table:table-cell table:formula="of:=([.D82]* -1) + [.$G$2]" office:value-type="float" office:value="80" calcext:value-type="float">
            <text:p>80</text:p>
          </table:table-cell>
          <table:table-cell table:formula="of:=[.A82] - [.E82]" office:value-type="float" office:value="-4" calcext:value-type="float">
            <text:p>-4</text:p>
          </table:table-cell>
          <table:table-cell table:formula="of:=[.F82]-[.F81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MIN(MAX(([.A83] - [.$C$2]); 0); ([.$E$2] -1))" office:value-type="float" office:value="77" calcext:value-type="float">
            <text:p>77</text:p>
          </table:table-cell>
          <table:table-cell table:formula="of:=[.B83] * ([.$F$2] / ([.$E$2] - 1))" office:value-type="float" office:value="96.9230769230769" calcext:value-type="float">
            <text:p>96.92</text:p>
          </table:table-cell>
          <table:table-cell table:formula="of:= INT(  (COS(([.C83] + [.$H$2]) * (PI() / 180)) * [.$G$2]) )" office:value-type="float" office:value="-9" calcext:value-type="float">
            <text:p>-9</text:p>
          </table:table-cell>
          <table:table-cell table:formula="of:=([.D83]* -1) + [.$G$2]" office:value-type="float" office:value="81" calcext:value-type="float">
            <text:p>81</text:p>
          </table:table-cell>
          <table:table-cell table:formula="of:=[.A83] - [.E83]" office:value-type="float" office:value="-4" calcext:value-type="float">
            <text:p>-4</text:p>
          </table:table-cell>
          <table:table-cell table:formula="of:=[.F83]-[.F8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MIN(MAX(([.A84] - [.$C$2]); 0); ([.$E$2] -1))" office:value-type="float" office:value="78" calcext:value-type="float">
            <text:p>78</text:p>
          </table:table-cell>
          <table:table-cell table:formula="of:=[.B84] * ([.$F$2] / ([.$E$2] - 1))" office:value-type="float" office:value="98.1818181818182" calcext:value-type="float">
            <text:p>98.18</text:p>
          </table:table-cell>
          <table:table-cell table:formula="of:= INT(  (COS(([.C84] + [.$H$2]) * (PI() / 180)) * [.$G$2]) )" office:value-type="float" office:value="-11" calcext:value-type="float">
            <text:p>-11</text:p>
          </table:table-cell>
          <table:table-cell table:formula="of:=([.D84]* -1) + [.$G$2]" office:value-type="float" office:value="83" calcext:value-type="float">
            <text:p>83</text:p>
          </table:table-cell>
          <table:table-cell table:formula="of:=[.A84] - [.E84]" office:value-type="float" office:value="-5" calcext:value-type="float">
            <text:p>-5</text:p>
          </table:table-cell>
          <table:table-cell table:formula="of:=[.F84]-[.F83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MIN(MAX(([.A85] - [.$C$2]); 0); ([.$E$2] -1))" office:value-type="float" office:value="79" calcext:value-type="float">
            <text:p>79</text:p>
          </table:table-cell>
          <table:table-cell table:formula="of:=[.B85] * ([.$F$2] / ([.$E$2] - 1))" office:value-type="float" office:value="99.4405594405594" calcext:value-type="float">
            <text:p>99.44</text:p>
          </table:table-cell>
          <table:table-cell table:formula="of:= INT(  (COS(([.C85] + [.$H$2]) * (PI() / 180)) * [.$G$2]) )" office:value-type="float" office:value="-12" calcext:value-type="float">
            <text:p>-12</text:p>
          </table:table-cell>
          <table:table-cell table:formula="of:=([.D85]* -1) + [.$G$2]" office:value-type="float" office:value="84" calcext:value-type="float">
            <text:p>84</text:p>
          </table:table-cell>
          <table:table-cell table:formula="of:=[.A85] - [.E85]" office:value-type="float" office:value="-5" calcext:value-type="float">
            <text:p>-5</text:p>
          </table:table-cell>
          <table:table-cell table:formula="of:=[.F85]-[.F8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MIN(MAX(([.A86] - [.$C$2]); 0); ([.$E$2] -1))" office:value-type="float" office:value="80" calcext:value-type="float">
            <text:p>80</text:p>
          </table:table-cell>
          <table:table-cell table:formula="of:=[.B86] * ([.$F$2] / ([.$E$2] - 1))" office:value-type="float" office:value="100.699300699301" calcext:value-type="float">
            <text:p>100.70</text:p>
          </table:table-cell>
          <table:table-cell table:formula="of:= INT(  (COS(([.C86] + [.$H$2]) * (PI() / 180)) * [.$G$2]) )" office:value-type="float" office:value="-14" calcext:value-type="float">
            <text:p>-14</text:p>
          </table:table-cell>
          <table:table-cell table:formula="of:=([.D86]* -1) + [.$G$2]" office:value-type="float" office:value="86" calcext:value-type="float">
            <text:p>86</text:p>
          </table:table-cell>
          <table:table-cell table:formula="of:=[.A86] - [.E86]" office:value-type="float" office:value="-6" calcext:value-type="float">
            <text:p>-6</text:p>
          </table:table-cell>
          <table:table-cell table:formula="of:=[.F86]-[.F85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MIN(MAX(([.A87] - [.$C$2]); 0); ([.$E$2] -1))" office:value-type="float" office:value="81" calcext:value-type="float">
            <text:p>81</text:p>
          </table:table-cell>
          <table:table-cell table:formula="of:=[.B87] * ([.$F$2] / ([.$E$2] - 1))" office:value-type="float" office:value="101.958041958042" calcext:value-type="float">
            <text:p>101.96</text:p>
          </table:table-cell>
          <table:table-cell table:formula="of:= INT(  (COS(([.C87] + [.$H$2]) * (PI() / 180)) * [.$G$2]) )" office:value-type="float" office:value="-15" calcext:value-type="float">
            <text:p>-15</text:p>
          </table:table-cell>
          <table:table-cell table:formula="of:=([.D87]* -1) + [.$G$2]" office:value-type="float" office:value="87" calcext:value-type="float">
            <text:p>87</text:p>
          </table:table-cell>
          <table:table-cell table:formula="of:=[.A87] - [.E87]" office:value-type="float" office:value="-6" calcext:value-type="float">
            <text:p>-6</text:p>
          </table:table-cell>
          <table:table-cell table:formula="of:=[.F87]-[.F8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MIN(MAX(([.A88] - [.$C$2]); 0); ([.$E$2] -1))" office:value-type="float" office:value="82" calcext:value-type="float">
            <text:p>82</text:p>
          </table:table-cell>
          <table:table-cell table:formula="of:=[.B88] * ([.$F$2] / ([.$E$2] - 1))" office:value-type="float" office:value="103.216783216783" calcext:value-type="float">
            <text:p>103.22</text:p>
          </table:table-cell>
          <table:table-cell table:formula="of:= INT(  (COS(([.C88] + [.$H$2]) * (PI() / 180)) * [.$G$2]) )" office:value-type="float" office:value="-17" calcext:value-type="float">
            <text:p>-17</text:p>
          </table:table-cell>
          <table:table-cell table:formula="of:=([.D88]* -1) + [.$G$2]" office:value-type="float" office:value="89" calcext:value-type="float">
            <text:p>89</text:p>
          </table:table-cell>
          <table:table-cell table:formula="of:=[.A88] - [.E88]" office:value-type="float" office:value="-7" calcext:value-type="float">
            <text:p>-7</text:p>
          </table:table-cell>
          <table:table-cell table:formula="of:=[.F88]-[.F87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MIN(MAX(([.A89] - [.$C$2]); 0); ([.$E$2] -1))" office:value-type="float" office:value="83" calcext:value-type="float">
            <text:p>83</text:p>
          </table:table-cell>
          <table:table-cell table:formula="of:=[.B89] * ([.$F$2] / ([.$E$2] - 1))" office:value-type="float" office:value="104.475524475524" calcext:value-type="float">
            <text:p>104.48</text:p>
          </table:table-cell>
          <table:table-cell table:formula="of:= INT(  (COS(([.C89] + [.$H$2]) * (PI() / 180)) * [.$G$2]) )" office:value-type="float" office:value="-18" calcext:value-type="float">
            <text:p>-18</text:p>
          </table:table-cell>
          <table:table-cell table:formula="of:=([.D89]* -1) + [.$G$2]" office:value-type="float" office:value="90" calcext:value-type="float">
            <text:p>90</text:p>
          </table:table-cell>
          <table:table-cell table:formula="of:=[.A89] - [.E89]" office:value-type="float" office:value="-7" calcext:value-type="float">
            <text:p>-7</text:p>
          </table:table-cell>
          <table:table-cell table:formula="of:=[.F89]-[.F8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MIN(MAX(([.A90] - [.$C$2]); 0); ([.$E$2] -1))" office:value-type="float" office:value="84" calcext:value-type="float">
            <text:p>84</text:p>
          </table:table-cell>
          <table:table-cell table:formula="of:=[.B90] * ([.$F$2] / ([.$E$2] - 1))" office:value-type="float" office:value="105.734265734266" calcext:value-type="float">
            <text:p>105.73</text:p>
          </table:table-cell>
          <table:table-cell table:formula="of:= INT(  (COS(([.C90] + [.$H$2]) * (PI() / 180)) * [.$G$2]) )" office:value-type="float" office:value="-20" calcext:value-type="float">
            <text:p>-20</text:p>
          </table:table-cell>
          <table:table-cell table:formula="of:=([.D90]* -1) + [.$G$2]" office:value-type="float" office:value="92" calcext:value-type="float">
            <text:p>92</text:p>
          </table:table-cell>
          <table:table-cell table:formula="of:=[.A90] - [.E90]" office:value-type="float" office:value="-8" calcext:value-type="float">
            <text:p>-8</text:p>
          </table:table-cell>
          <table:table-cell table:formula="of:=[.F90]-[.F89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MIN(MAX(([.A91] - [.$C$2]); 0); ([.$E$2] -1))" office:value-type="float" office:value="85" calcext:value-type="float">
            <text:p>85</text:p>
          </table:table-cell>
          <table:table-cell table:formula="of:=[.B91] * ([.$F$2] / ([.$E$2] - 1))" office:value-type="float" office:value="106.993006993007" calcext:value-type="float">
            <text:p>106.99</text:p>
          </table:table-cell>
          <table:table-cell table:formula="of:= INT(  (COS(([.C91] + [.$H$2]) * (PI() / 180)) * [.$G$2]) )" office:value-type="float" office:value="-22" calcext:value-type="float">
            <text:p>-22</text:p>
          </table:table-cell>
          <table:table-cell table:formula="of:=([.D91]* -1) + [.$G$2]" office:value-type="float" office:value="94" calcext:value-type="float">
            <text:p>94</text:p>
          </table:table-cell>
          <table:table-cell table:formula="of:=[.A91] - [.E91]" office:value-type="float" office:value="-9" calcext:value-type="float">
            <text:p>-9</text:p>
          </table:table-cell>
          <table:table-cell table:formula="of:=[.F91]-[.F90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MIN(MAX(([.A92] - [.$C$2]); 0); ([.$E$2] -1))" office:value-type="float" office:value="86" calcext:value-type="float">
            <text:p>86</text:p>
          </table:table-cell>
          <table:table-cell table:formula="of:=[.B92] * ([.$F$2] / ([.$E$2] - 1))" office:value-type="float" office:value="108.251748251748" calcext:value-type="float">
            <text:p>108.25</text:p>
          </table:table-cell>
          <table:table-cell table:formula="of:= INT(  (COS(([.C92] + [.$H$2]) * (PI() / 180)) * [.$G$2]) )" office:value-type="float" office:value="-23" calcext:value-type="float">
            <text:p>-23</text:p>
          </table:table-cell>
          <table:table-cell table:formula="of:=([.D92]* -1) + [.$G$2]" office:value-type="float" office:value="95" calcext:value-type="float">
            <text:p>95</text:p>
          </table:table-cell>
          <table:table-cell table:formula="of:=[.A92] - [.E92]" office:value-type="float" office:value="-9" calcext:value-type="float">
            <text:p>-9</text:p>
          </table:table-cell>
          <table:table-cell table:formula="of:=[.F92]-[.F9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MIN(MAX(([.A93] - [.$C$2]); 0); ([.$E$2] -1))" office:value-type="float" office:value="87" calcext:value-type="float">
            <text:p>87</text:p>
          </table:table-cell>
          <table:table-cell table:formula="of:=[.B93] * ([.$F$2] / ([.$E$2] - 1))" office:value-type="float" office:value="109.51048951049" calcext:value-type="float">
            <text:p>109.51</text:p>
          </table:table-cell>
          <table:table-cell table:formula="of:= INT(  (COS(([.C93] + [.$H$2]) * (PI() / 180)) * [.$G$2]) )" office:value-type="float" office:value="-25" calcext:value-type="float">
            <text:p>-25</text:p>
          </table:table-cell>
          <table:table-cell table:formula="of:=([.D93]* -1) + [.$G$2]" office:value-type="float" office:value="97" calcext:value-type="float">
            <text:p>97</text:p>
          </table:table-cell>
          <table:table-cell table:formula="of:=[.A93] - [.E93]" office:value-type="float" office:value="-10" calcext:value-type="float">
            <text:p>-10</text:p>
          </table:table-cell>
          <table:table-cell table:formula="of:=[.F93]-[.F92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MIN(MAX(([.A94] - [.$C$2]); 0); ([.$E$2] -1))" office:value-type="float" office:value="88" calcext:value-type="float">
            <text:p>88</text:p>
          </table:table-cell>
          <table:table-cell table:formula="of:=[.B94] * ([.$F$2] / ([.$E$2] - 1))" office:value-type="float" office:value="110.769230769231" calcext:value-type="float">
            <text:p>110.77</text:p>
          </table:table-cell>
          <table:table-cell table:formula="of:= INT(  (COS(([.C94] + [.$H$2]) * (PI() / 180)) * [.$G$2]) )" office:value-type="float" office:value="-26" calcext:value-type="float">
            <text:p>-26</text:p>
          </table:table-cell>
          <table:table-cell table:formula="of:=([.D94]* -1) + [.$G$2]" office:value-type="float" office:value="98" calcext:value-type="float">
            <text:p>98</text:p>
          </table:table-cell>
          <table:table-cell table:formula="of:=[.A94] - [.E94]" office:value-type="float" office:value="-10" calcext:value-type="float">
            <text:p>-10</text:p>
          </table:table-cell>
          <table:table-cell table:formula="of:=[.F94]-[.F9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MIN(MAX(([.A95] - [.$C$2]); 0); ([.$E$2] -1))" office:value-type="float" office:value="89" calcext:value-type="float">
            <text:p>89</text:p>
          </table:table-cell>
          <table:table-cell table:formula="of:=[.B95] * ([.$F$2] / ([.$E$2] - 1))" office:value-type="float" office:value="112.027972027972" calcext:value-type="float">
            <text:p>112.03</text:p>
          </table:table-cell>
          <table:table-cell table:formula="of:= INT(  (COS(([.C95] + [.$H$2]) * (PI() / 180)) * [.$G$2]) )" office:value-type="float" office:value="-28" calcext:value-type="float">
            <text:p>-28</text:p>
          </table:table-cell>
          <table:table-cell table:formula="of:=([.D95]* -1) + [.$G$2]" office:value-type="float" office:value="100" calcext:value-type="float">
            <text:p>100</text:p>
          </table:table-cell>
          <table:table-cell table:formula="of:=[.A95] - [.E95]" office:value-type="float" office:value="-11" calcext:value-type="float">
            <text:p>-11</text:p>
          </table:table-cell>
          <table:table-cell table:formula="of:=[.F95]-[.F94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MIN(MAX(([.A96] - [.$C$2]); 0); ([.$E$2] -1))" office:value-type="float" office:value="90" calcext:value-type="float">
            <text:p>90</text:p>
          </table:table-cell>
          <table:table-cell table:formula="of:=[.B96] * ([.$F$2] / ([.$E$2] - 1))" office:value-type="float" office:value="113.286713286713" calcext:value-type="float">
            <text:p>113.29</text:p>
          </table:table-cell>
          <table:table-cell table:formula="of:= INT(  (COS(([.C96] + [.$H$2]) * (PI() / 180)) * [.$G$2]) )" office:value-type="float" office:value="-29" calcext:value-type="float">
            <text:p>-29</text:p>
          </table:table-cell>
          <table:table-cell table:formula="of:=([.D96]* -1) + [.$G$2]" office:value-type="float" office:value="101" calcext:value-type="float">
            <text:p>101</text:p>
          </table:table-cell>
          <table:table-cell table:formula="of:=[.A96] - [.E96]" office:value-type="float" office:value="-11" calcext:value-type="float">
            <text:p>-11</text:p>
          </table:table-cell>
          <table:table-cell table:formula="of:=[.F96]-[.F95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MIN(MAX(([.A97] - [.$C$2]); 0); ([.$E$2] -1))" office:value-type="float" office:value="91" calcext:value-type="float">
            <text:p>91</text:p>
          </table:table-cell>
          <table:table-cell table:formula="of:=[.B97] * ([.$F$2] / ([.$E$2] - 1))" office:value-type="float" office:value="114.545454545455" calcext:value-type="float">
            <text:p>114.55</text:p>
          </table:table-cell>
          <table:table-cell table:formula="of:= INT(  (COS(([.C97] + [.$H$2]) * (PI() / 180)) * [.$G$2]) )" office:value-type="float" office:value="-30" calcext:value-type="float">
            <text:p>-30</text:p>
          </table:table-cell>
          <table:table-cell table:formula="of:=([.D97]* -1) + [.$G$2]" office:value-type="float" office:value="102" calcext:value-type="float">
            <text:p>102</text:p>
          </table:table-cell>
          <table:table-cell table:formula="of:=[.A97] - [.E97]" office:value-type="float" office:value="-11" calcext:value-type="float">
            <text:p>-11</text:p>
          </table:table-cell>
          <table:table-cell table:formula="of:=[.F97]-[.F9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MIN(MAX(([.A98] - [.$C$2]); 0); ([.$E$2] -1))" office:value-type="float" office:value="92" calcext:value-type="float">
            <text:p>92</text:p>
          </table:table-cell>
          <table:table-cell table:formula="of:=[.B98] * ([.$F$2] / ([.$E$2] - 1))" office:value-type="float" office:value="115.804195804196" calcext:value-type="float">
            <text:p>115.80</text:p>
          </table:table-cell>
          <table:table-cell table:formula="of:= INT(  (COS(([.C98] + [.$H$2]) * (PI() / 180)) * [.$G$2]) )" office:value-type="float" office:value="-32" calcext:value-type="float">
            <text:p>-32</text:p>
          </table:table-cell>
          <table:table-cell table:formula="of:=([.D98]* -1) + [.$G$2]" office:value-type="float" office:value="104" calcext:value-type="float">
            <text:p>104</text:p>
          </table:table-cell>
          <table:table-cell table:formula="of:=[.A98] - [.E98]" office:value-type="float" office:value="-12" calcext:value-type="float">
            <text:p>-12</text:p>
          </table:table-cell>
          <table:table-cell table:formula="of:=[.F98]-[.F97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MIN(MAX(([.A99] - [.$C$2]); 0); ([.$E$2] -1))" office:value-type="float" office:value="93" calcext:value-type="float">
            <text:p>93</text:p>
          </table:table-cell>
          <table:table-cell table:formula="of:=[.B99] * ([.$F$2] / ([.$E$2] - 1))" office:value-type="float" office:value="117.062937062937" calcext:value-type="float">
            <text:p>117.06</text:p>
          </table:table-cell>
          <table:table-cell table:formula="of:= INT(  (COS(([.C99] + [.$H$2]) * (PI() / 180)) * [.$G$2]) )" office:value-type="float" office:value="-33" calcext:value-type="float">
            <text:p>-33</text:p>
          </table:table-cell>
          <table:table-cell table:formula="of:=([.D99]* -1) + [.$G$2]" office:value-type="float" office:value="105" calcext:value-type="float">
            <text:p>105</text:p>
          </table:table-cell>
          <table:table-cell table:formula="of:=[.A99] - [.E99]" office:value-type="float" office:value="-12" calcext:value-type="float">
            <text:p>-12</text:p>
          </table:table-cell>
          <table:table-cell table:formula="of:=[.F99]-[.F9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MIN(MAX(([.A100] - [.$C$2]); 0); ([.$E$2] -1))" office:value-type="float" office:value="94" calcext:value-type="float">
            <text:p>94</text:p>
          </table:table-cell>
          <table:table-cell table:formula="of:=[.B100] * ([.$F$2] / ([.$E$2] - 1))" office:value-type="float" office:value="118.321678321678" calcext:value-type="float">
            <text:p>118.32</text:p>
          </table:table-cell>
          <table:table-cell table:formula="of:= INT(  (COS(([.C100] + [.$H$2]) * (PI() / 180)) * [.$G$2]) )" office:value-type="float" office:value="-35" calcext:value-type="float">
            <text:p>-35</text:p>
          </table:table-cell>
          <table:table-cell table:formula="of:=([.D100]* -1) + [.$G$2]" office:value-type="float" office:value="107" calcext:value-type="float">
            <text:p>107</text:p>
          </table:table-cell>
          <table:table-cell table:formula="of:=[.A100] - [.E100]" office:value-type="float" office:value="-13" calcext:value-type="float">
            <text:p>-13</text:p>
          </table:table-cell>
          <table:table-cell table:formula="of:=[.F100]-[.F99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MIN(MAX(([.A101] - [.$C$2]); 0); ([.$E$2] -1))" office:value-type="float" office:value="95" calcext:value-type="float">
            <text:p>95</text:p>
          </table:table-cell>
          <table:table-cell table:formula="of:=[.B101] * ([.$F$2] / ([.$E$2] - 1))" office:value-type="float" office:value="119.58041958042" calcext:value-type="float">
            <text:p>119.58</text:p>
          </table:table-cell>
          <table:table-cell table:formula="of:= INT(  (COS(([.C101] + [.$H$2]) * (PI() / 180)) * [.$G$2]) )" office:value-type="float" office:value="-36" calcext:value-type="float">
            <text:p>-36</text:p>
          </table:table-cell>
          <table:table-cell table:formula="of:=([.D101]* -1) + [.$G$2]" office:value-type="float" office:value="108" calcext:value-type="float">
            <text:p>108</text:p>
          </table:table-cell>
          <table:table-cell table:formula="of:=[.A101] - [.E101]" office:value-type="float" office:value="-13" calcext:value-type="float">
            <text:p>-13</text:p>
          </table:table-cell>
          <table:table-cell table:formula="of:=[.F101]-[.F10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MIN(MAX(([.A102] - [.$C$2]); 0); ([.$E$2] -1))" office:value-type="float" office:value="96" calcext:value-type="float">
            <text:p>96</text:p>
          </table:table-cell>
          <table:table-cell table:formula="of:=[.B102] * ([.$F$2] / ([.$E$2] - 1))" office:value-type="float" office:value="120.839160839161" calcext:value-type="float">
            <text:p>120.84</text:p>
          </table:table-cell>
          <table:table-cell table:formula="of:= INT(  (COS(([.C102] + [.$H$2]) * (PI() / 180)) * [.$G$2]) )" office:value-type="float" office:value="-37" calcext:value-type="float">
            <text:p>-37</text:p>
          </table:table-cell>
          <table:table-cell table:formula="of:=([.D102]* -1) + [.$G$2]" office:value-type="float" office:value="109" calcext:value-type="float">
            <text:p>109</text:p>
          </table:table-cell>
          <table:table-cell table:formula="of:=[.A102] - [.E102]" office:value-type="float" office:value="-13" calcext:value-type="float">
            <text:p>-13</text:p>
          </table:table-cell>
          <table:table-cell table:formula="of:=[.F102]-[.F10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MIN(MAX(([.A103] - [.$C$2]); 0); ([.$E$2] -1))" office:value-type="float" office:value="97" calcext:value-type="float">
            <text:p>97</text:p>
          </table:table-cell>
          <table:table-cell table:formula="of:=[.B103] * ([.$F$2] / ([.$E$2] - 1))" office:value-type="float" office:value="122.097902097902" calcext:value-type="float">
            <text:p>122.10</text:p>
          </table:table-cell>
          <table:table-cell table:formula="of:= INT(  (COS(([.C103] + [.$H$2]) * (PI() / 180)) * [.$G$2]) )" office:value-type="float" office:value="-39" calcext:value-type="float">
            <text:p>-39</text:p>
          </table:table-cell>
          <table:table-cell table:formula="of:=([.D103]* -1) + [.$G$2]" office:value-type="float" office:value="111" calcext:value-type="float">
            <text:p>111</text:p>
          </table:table-cell>
          <table:table-cell table:formula="of:=[.A103] - [.E103]" office:value-type="float" office:value="-14" calcext:value-type="float">
            <text:p>-14</text:p>
          </table:table-cell>
          <table:table-cell table:formula="of:=[.F103]-[.F102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MIN(MAX(([.A104] - [.$C$2]); 0); ([.$E$2] -1))" office:value-type="float" office:value="98" calcext:value-type="float">
            <text:p>98</text:p>
          </table:table-cell>
          <table:table-cell table:formula="of:=[.B104] * ([.$F$2] / ([.$E$2] - 1))" office:value-type="float" office:value="123.356643356643" calcext:value-type="float">
            <text:p>123.36</text:p>
          </table:table-cell>
          <table:table-cell table:formula="of:= INT(  (COS(([.C104] + [.$H$2]) * (PI() / 180)) * [.$G$2]) )" office:value-type="float" office:value="-40" calcext:value-type="float">
            <text:p>-40</text:p>
          </table:table-cell>
          <table:table-cell table:formula="of:=([.D104]* -1) + [.$G$2]" office:value-type="float" office:value="112" calcext:value-type="float">
            <text:p>112</text:p>
          </table:table-cell>
          <table:table-cell table:formula="of:=[.A104] - [.E104]" office:value-type="float" office:value="-14" calcext:value-type="float">
            <text:p>-14</text:p>
          </table:table-cell>
          <table:table-cell table:formula="of:=[.F104]-[.F10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MIN(MAX(([.A105] - [.$C$2]); 0); ([.$E$2] -1))" office:value-type="float" office:value="99" calcext:value-type="float">
            <text:p>99</text:p>
          </table:table-cell>
          <table:table-cell table:formula="of:=[.B105] * ([.$F$2] / ([.$E$2] - 1))" office:value-type="float" office:value="124.615384615385" calcext:value-type="float">
            <text:p>124.62</text:p>
          </table:table-cell>
          <table:table-cell table:formula="of:= INT(  (COS(([.C105] + [.$H$2]) * (PI() / 180)) * [.$G$2]) )" office:value-type="float" office:value="-41" calcext:value-type="float">
            <text:p>-41</text:p>
          </table:table-cell>
          <table:table-cell table:formula="of:=([.D105]* -1) + [.$G$2]" office:value-type="float" office:value="113" calcext:value-type="float">
            <text:p>113</text:p>
          </table:table-cell>
          <table:table-cell table:formula="of:=[.A105] - [.E105]" office:value-type="float" office:value="-14" calcext:value-type="float">
            <text:p>-14</text:p>
          </table:table-cell>
          <table:table-cell table:formula="of:=[.F105]-[.F10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MIN(MAX(([.A106] - [.$C$2]); 0); ([.$E$2] -1))" office:value-type="float" office:value="100" calcext:value-type="float">
            <text:p>100</text:p>
          </table:table-cell>
          <table:table-cell table:formula="of:=[.B106] * ([.$F$2] / ([.$E$2] - 1))" office:value-type="float" office:value="125.874125874126" calcext:value-type="float">
            <text:p>125.87</text:p>
          </table:table-cell>
          <table:table-cell table:formula="of:= INT(  (COS(([.C106] + [.$H$2]) * (PI() / 180)) * [.$G$2]) )" office:value-type="float" office:value="-43" calcext:value-type="float">
            <text:p>-43</text:p>
          </table:table-cell>
          <table:table-cell table:formula="of:=([.D106]* -1) + [.$G$2]" office:value-type="float" office:value="115" calcext:value-type="float">
            <text:p>115</text:p>
          </table:table-cell>
          <table:table-cell table:formula="of:=[.A106] - [.E106]" office:value-type="float" office:value="-15" calcext:value-type="float">
            <text:p>-15</text:p>
          </table:table-cell>
          <table:table-cell table:formula="of:=[.F106]-[.F105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MIN(MAX(([.A107] - [.$C$2]); 0); ([.$E$2] -1))" office:value-type="float" office:value="101" calcext:value-type="float">
            <text:p>101</text:p>
          </table:table-cell>
          <table:table-cell table:formula="of:=[.B107] * ([.$F$2] / ([.$E$2] - 1))" office:value-type="float" office:value="127.132867132867" calcext:value-type="float">
            <text:p>127.13</text:p>
          </table:table-cell>
          <table:table-cell table:formula="of:= INT(  (COS(([.C107] + [.$H$2]) * (PI() / 180)) * [.$G$2]) )" office:value-type="float" office:value="-44" calcext:value-type="float">
            <text:p>-44</text:p>
          </table:table-cell>
          <table:table-cell table:formula="of:=([.D107]* -1) + [.$G$2]" office:value-type="float" office:value="116" calcext:value-type="float">
            <text:p>116</text:p>
          </table:table-cell>
          <table:table-cell table:formula="of:=[.A107] - [.E107]" office:value-type="float" office:value="-15" calcext:value-type="float">
            <text:p>-15</text:p>
          </table:table-cell>
          <table:table-cell table:formula="of:=[.F107]-[.F10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MIN(MAX(([.A108] - [.$C$2]); 0); ([.$E$2] -1))" office:value-type="float" office:value="102" calcext:value-type="float">
            <text:p>102</text:p>
          </table:table-cell>
          <table:table-cell table:formula="of:=[.B108] * ([.$F$2] / ([.$E$2] - 1))" office:value-type="float" office:value="128.391608391608" calcext:value-type="float">
            <text:p>128.39</text:p>
          </table:table-cell>
          <table:table-cell table:formula="of:= INT(  (COS(([.C108] + [.$H$2]) * (PI() / 180)) * [.$G$2]) )" office:value-type="float" office:value="-45" calcext:value-type="float">
            <text:p>-45</text:p>
          </table:table-cell>
          <table:table-cell table:formula="of:=([.D108]* -1) + [.$G$2]" office:value-type="float" office:value="117" calcext:value-type="float">
            <text:p>117</text:p>
          </table:table-cell>
          <table:table-cell table:formula="of:=[.A108] - [.E108]" office:value-type="float" office:value="-15" calcext:value-type="float">
            <text:p>-15</text:p>
          </table:table-cell>
          <table:table-cell table:formula="of:=[.F108]-[.F107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MIN(MAX(([.A109] - [.$C$2]); 0); ([.$E$2] -1))" office:value-type="float" office:value="103" calcext:value-type="float">
            <text:p>103</text:p>
          </table:table-cell>
          <table:table-cell table:formula="of:=[.B109] * ([.$F$2] / ([.$E$2] - 1))" office:value-type="float" office:value="129.65034965035" calcext:value-type="float">
            <text:p>129.65</text:p>
          </table:table-cell>
          <table:table-cell table:formula="of:= INT(  (COS(([.C109] + [.$H$2]) * (PI() / 180)) * [.$G$2]) )" office:value-type="float" office:value="-46" calcext:value-type="float">
            <text:p>-46</text:p>
          </table:table-cell>
          <table:table-cell table:formula="of:=([.D109]* -1) + [.$G$2]" office:value-type="float" office:value="118" calcext:value-type="float">
            <text:p>118</text:p>
          </table:table-cell>
          <table:table-cell table:formula="of:=[.A109] - [.E109]" office:value-type="float" office:value="-15" calcext:value-type="float">
            <text:p>-15</text:p>
          </table:table-cell>
          <table:table-cell table:formula="of:=[.F109]-[.F10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MIN(MAX(([.A110] - [.$C$2]); 0); ([.$E$2] -1))" office:value-type="float" office:value="104" calcext:value-type="float">
            <text:p>104</text:p>
          </table:table-cell>
          <table:table-cell table:formula="of:=[.B110] * ([.$F$2] / ([.$E$2] - 1))" office:value-type="float" office:value="130.909090909091" calcext:value-type="float">
            <text:p>130.91</text:p>
          </table:table-cell>
          <table:table-cell table:formula="of:= INT(  (COS(([.C110] + [.$H$2]) * (PI() / 180)) * [.$G$2]) )" office:value-type="float" office:value="-48" calcext:value-type="float">
            <text:p>-48</text:p>
          </table:table-cell>
          <table:table-cell table:formula="of:=([.D110]* -1) + [.$G$2]" office:value-type="float" office:value="120" calcext:value-type="float">
            <text:p>120</text:p>
          </table:table-cell>
          <table:table-cell table:formula="of:=[.A110] - [.E110]" office:value-type="float" office:value="-16" calcext:value-type="float">
            <text:p>-16</text:p>
          </table:table-cell>
          <table:table-cell table:formula="of:=[.F110]-[.F109]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MIN(MAX(([.A111] - [.$C$2]); 0); ([.$E$2] -1))" office:value-type="float" office:value="105" calcext:value-type="float">
            <text:p>105</text:p>
          </table:table-cell>
          <table:table-cell table:formula="of:=[.B111] * ([.$F$2] / ([.$E$2] - 1))" office:value-type="float" office:value="132.167832167832" calcext:value-type="float">
            <text:p>132.17</text:p>
          </table:table-cell>
          <table:table-cell table:formula="of:= INT(  (COS(([.C111] + [.$H$2]) * (PI() / 180)) * [.$G$2]) )" office:value-type="float" office:value="-49" calcext:value-type="float">
            <text:p>-49</text:p>
          </table:table-cell>
          <table:table-cell table:formula="of:=([.D111]* -1) + [.$G$2]" office:value-type="float" office:value="121" calcext:value-type="float">
            <text:p>121</text:p>
          </table:table-cell>
          <table:table-cell table:formula="of:=[.A111] - [.E111]" office:value-type="float" office:value="-16" calcext:value-type="float">
            <text:p>-16</text:p>
          </table:table-cell>
          <table:table-cell table:formula="of:=[.F111]-[.F11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MIN(MAX(([.A112] - [.$C$2]); 0); ([.$E$2] -1))" office:value-type="float" office:value="106" calcext:value-type="float">
            <text:p>106</text:p>
          </table:table-cell>
          <table:table-cell table:formula="of:=[.B112] * ([.$F$2] / ([.$E$2] - 1))" office:value-type="float" office:value="133.426573426573" calcext:value-type="float">
            <text:p>133.43</text:p>
          </table:table-cell>
          <table:table-cell table:formula="of:= INT(  (COS(([.C112] + [.$H$2]) * (PI() / 180)) * [.$G$2]) )" office:value-type="float" office:value="-50" calcext:value-type="float">
            <text:p>-50</text:p>
          </table:table-cell>
          <table:table-cell table:formula="of:=([.D112]* -1) + [.$G$2]" office:value-type="float" office:value="122" calcext:value-type="float">
            <text:p>122</text:p>
          </table:table-cell>
          <table:table-cell table:formula="of:=[.A112] - [.E112]" office:value-type="float" office:value="-16" calcext:value-type="float">
            <text:p>-16</text:p>
          </table:table-cell>
          <table:table-cell table:formula="of:=[.F112]-[.F11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MIN(MAX(([.A113] - [.$C$2]); 0); ([.$E$2] -1))" office:value-type="float" office:value="107" calcext:value-type="float">
            <text:p>107</text:p>
          </table:table-cell>
          <table:table-cell table:formula="of:=[.B113] * ([.$F$2] / ([.$E$2] - 1))" office:value-type="float" office:value="134.685314685315" calcext:value-type="float">
            <text:p>134.69</text:p>
          </table:table-cell>
          <table:table-cell table:formula="of:= INT(  (COS(([.C113] + [.$H$2]) * (PI() / 180)) * [.$G$2]) )" office:value-type="float" office:value="-51" calcext:value-type="float">
            <text:p>-51</text:p>
          </table:table-cell>
          <table:table-cell table:formula="of:=([.D113]* -1) + [.$G$2]" office:value-type="float" office:value="123" calcext:value-type="float">
            <text:p>123</text:p>
          </table:table-cell>
          <table:table-cell table:formula="of:=[.A113] - [.E113]" office:value-type="float" office:value="-16" calcext:value-type="float">
            <text:p>-16</text:p>
          </table:table-cell>
          <table:table-cell table:formula="of:=[.F113]-[.F11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MIN(MAX(([.A114] - [.$C$2]); 0); ([.$E$2] -1))" office:value-type="float" office:value="108" calcext:value-type="float">
            <text:p>108</text:p>
          </table:table-cell>
          <table:table-cell table:formula="of:=[.B114] * ([.$F$2] / ([.$E$2] - 1))" office:value-type="float" office:value="135.944055944056" calcext:value-type="float">
            <text:p>135.94</text:p>
          </table:table-cell>
          <table:table-cell table:formula="of:= INT(  (COS(([.C114] + [.$H$2]) * (PI() / 180)) * [.$G$2]) )" office:value-type="float" office:value="-52" calcext:value-type="float">
            <text:p>-52</text:p>
          </table:table-cell>
          <table:table-cell table:formula="of:=([.D114]* -1) + [.$G$2]" office:value-type="float" office:value="124" calcext:value-type="float">
            <text:p>124</text:p>
          </table:table-cell>
          <table:table-cell table:formula="of:=[.A114] - [.E114]" office:value-type="float" office:value="-16" calcext:value-type="float">
            <text:p>-16</text:p>
          </table:table-cell>
          <table:table-cell table:formula="of:=[.F114]-[.F11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MIN(MAX(([.A115] - [.$C$2]); 0); ([.$E$2] -1))" office:value-type="float" office:value="109" calcext:value-type="float">
            <text:p>109</text:p>
          </table:table-cell>
          <table:table-cell table:formula="of:=[.B115] * ([.$F$2] / ([.$E$2] - 1))" office:value-type="float" office:value="137.202797202797" calcext:value-type="float">
            <text:p>137.20</text:p>
          </table:table-cell>
          <table:table-cell table:formula="of:= INT(  (COS(([.C115] + [.$H$2]) * (PI() / 180)) * [.$G$2]) )" office:value-type="float" office:value="-53" calcext:value-type="float">
            <text:p>-53</text:p>
          </table:table-cell>
          <table:table-cell table:formula="of:=([.D115]* -1) + [.$G$2]" office:value-type="float" office:value="125" calcext:value-type="float">
            <text:p>125</text:p>
          </table:table-cell>
          <table:table-cell table:formula="of:=[.A115] - [.E115]" office:value-type="float" office:value="-16" calcext:value-type="float">
            <text:p>-16</text:p>
          </table:table-cell>
          <table:table-cell table:formula="of:=[.F115]-[.F11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MIN(MAX(([.A116] - [.$C$2]); 0); ([.$E$2] -1))" office:value-type="float" office:value="110" calcext:value-type="float">
            <text:p>110</text:p>
          </table:table-cell>
          <table:table-cell table:formula="of:=[.B116] * ([.$F$2] / ([.$E$2] - 1))" office:value-type="float" office:value="138.461538461538" calcext:value-type="float">
            <text:p>138.46</text:p>
          </table:table-cell>
          <table:table-cell table:formula="of:= INT(  (COS(([.C116] + [.$H$2]) * (PI() / 180)) * [.$G$2]) )" office:value-type="float" office:value="-54" calcext:value-type="float">
            <text:p>-54</text:p>
          </table:table-cell>
          <table:table-cell table:formula="of:=([.D116]* -1) + [.$G$2]" office:value-type="float" office:value="126" calcext:value-type="float">
            <text:p>126</text:p>
          </table:table-cell>
          <table:table-cell table:formula="of:=[.A116] - [.E116]" office:value-type="float" office:value="-16" calcext:value-type="float">
            <text:p>-16</text:p>
          </table:table-cell>
          <table:table-cell table:formula="of:=[.F116]-[.F115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MIN(MAX(([.A117] - [.$C$2]); 0); ([.$E$2] -1))" office:value-type="float" office:value="111" calcext:value-type="float">
            <text:p>111</text:p>
          </table:table-cell>
          <table:table-cell table:formula="of:=[.B117] * ([.$F$2] / ([.$E$2] - 1))" office:value-type="float" office:value="139.72027972028" calcext:value-type="float">
            <text:p>139.72</text:p>
          </table:table-cell>
          <table:table-cell table:formula="of:= INT(  (COS(([.C117] + [.$H$2]) * (PI() / 180)) * [.$G$2]) )" office:value-type="float" office:value="-55" calcext:value-type="float">
            <text:p>-55</text:p>
          </table:table-cell>
          <table:table-cell table:formula="of:=([.D117]* -1) + [.$G$2]" office:value-type="float" office:value="127" calcext:value-type="float">
            <text:p>127</text:p>
          </table:table-cell>
          <table:table-cell table:formula="of:=[.A117] - [.E117]" office:value-type="float" office:value="-16" calcext:value-type="float">
            <text:p>-16</text:p>
          </table:table-cell>
          <table:table-cell table:formula="of:=[.F117]-[.F11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MIN(MAX(([.A118] - [.$C$2]); 0); ([.$E$2] -1))" office:value-type="float" office:value="112" calcext:value-type="float">
            <text:p>112</text:p>
          </table:table-cell>
          <table:table-cell table:formula="of:=[.B118] * ([.$F$2] / ([.$E$2] - 1))" office:value-type="float" office:value="140.979020979021" calcext:value-type="float">
            <text:p>140.98</text:p>
          </table:table-cell>
          <table:table-cell table:formula="of:= INT(  (COS(([.C118] + [.$H$2]) * (PI() / 180)) * [.$G$2]) )" office:value-type="float" office:value="-56" calcext:value-type="float">
            <text:p>-56</text:p>
          </table:table-cell>
          <table:table-cell table:formula="of:=([.D118]* -1) + [.$G$2]" office:value-type="float" office:value="128" calcext:value-type="float">
            <text:p>128</text:p>
          </table:table-cell>
          <table:table-cell table:formula="of:=[.A118] - [.E118]" office:value-type="float" office:value="-16" calcext:value-type="float">
            <text:p>-16</text:p>
          </table:table-cell>
          <table:table-cell table:formula="of:=[.F118]-[.F117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MIN(MAX(([.A119] - [.$C$2]); 0); ([.$E$2] -1))" office:value-type="float" office:value="113" calcext:value-type="float">
            <text:p>113</text:p>
          </table:table-cell>
          <table:table-cell table:formula="of:=[.B119] * ([.$F$2] / ([.$E$2] - 1))" office:value-type="float" office:value="142.237762237762" calcext:value-type="float">
            <text:p>142.24</text:p>
          </table:table-cell>
          <table:table-cell table:formula="of:= INT(  (COS(([.C119] + [.$H$2]) * (PI() / 180)) * [.$G$2]) )" office:value-type="float" office:value="-57" calcext:value-type="float">
            <text:p>-57</text:p>
          </table:table-cell>
          <table:table-cell table:formula="of:=([.D119]* -1) + [.$G$2]" office:value-type="float" office:value="129" calcext:value-type="float">
            <text:p>129</text:p>
          </table:table-cell>
          <table:table-cell table:formula="of:=[.A119] - [.E119]" office:value-type="float" office:value="-16" calcext:value-type="float">
            <text:p>-16</text:p>
          </table:table-cell>
          <table:table-cell table:formula="of:=[.F119]-[.F11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MIN(MAX(([.A120] - [.$C$2]); 0); ([.$E$2] -1))" office:value-type="float" office:value="114" calcext:value-type="float">
            <text:p>114</text:p>
          </table:table-cell>
          <table:table-cell table:formula="of:=[.B120] * ([.$F$2] / ([.$E$2] - 1))" office:value-type="float" office:value="143.496503496503" calcext:value-type="float">
            <text:p>143.50</text:p>
          </table:table-cell>
          <table:table-cell table:formula="of:= INT(  (COS(([.C120] + [.$H$2]) * (PI() / 180)) * [.$G$2]) )" office:value-type="float" office:value="-58" calcext:value-type="float">
            <text:p>-58</text:p>
          </table:table-cell>
          <table:table-cell table:formula="of:=([.D120]* -1) + [.$G$2]" office:value-type="float" office:value="130" calcext:value-type="float">
            <text:p>130</text:p>
          </table:table-cell>
          <table:table-cell table:formula="of:=[.A120] - [.E120]" office:value-type="float" office:value="-16" calcext:value-type="float">
            <text:p>-16</text:p>
          </table:table-cell>
          <table:table-cell table:formula="of:=[.F120]-[.F11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MIN(MAX(([.A121] - [.$C$2]); 0); ([.$E$2] -1))" office:value-type="float" office:value="115" calcext:value-type="float">
            <text:p>115</text:p>
          </table:table-cell>
          <table:table-cell table:formula="of:=[.B121] * ([.$F$2] / ([.$E$2] - 1))" office:value-type="float" office:value="144.755244755245" calcext:value-type="float">
            <text:p>144.76</text:p>
          </table:table-cell>
          <table:table-cell table:formula="of:= INT(  (COS(([.C121] + [.$H$2]) * (PI() / 180)) * [.$G$2]) )" office:value-type="float" office:value="-59" calcext:value-type="float">
            <text:p>-59</text:p>
          </table:table-cell>
          <table:table-cell table:formula="of:=([.D121]* -1) + [.$G$2]" office:value-type="float" office:value="131" calcext:value-type="float">
            <text:p>131</text:p>
          </table:table-cell>
          <table:table-cell table:formula="of:=[.A121] - [.E121]" office:value-type="float" office:value="-16" calcext:value-type="float">
            <text:p>-16</text:p>
          </table:table-cell>
          <table:table-cell table:formula="of:=[.F121]-[.F12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MIN(MAX(([.A122] - [.$C$2]); 0); ([.$E$2] -1))" office:value-type="float" office:value="116" calcext:value-type="float">
            <text:p>116</text:p>
          </table:table-cell>
          <table:table-cell table:formula="of:=[.B122] * ([.$F$2] / ([.$E$2] - 1))" office:value-type="float" office:value="146.013986013986" calcext:value-type="float">
            <text:p>146.01</text:p>
          </table:table-cell>
          <table:table-cell table:formula="of:= INT(  (COS(([.C122] + [.$H$2]) * (PI() / 180)) * [.$G$2]) )" office:value-type="float" office:value="-60" calcext:value-type="float">
            <text:p>-60</text:p>
          </table:table-cell>
          <table:table-cell table:formula="of:=([.D122]* -1) + [.$G$2]" office:value-type="float" office:value="132" calcext:value-type="float">
            <text:p>132</text:p>
          </table:table-cell>
          <table:table-cell table:formula="of:=[.A122] - [.E122]" office:value-type="float" office:value="-16" calcext:value-type="float">
            <text:p>-16</text:p>
          </table:table-cell>
          <table:table-cell table:formula="of:=[.F122]-[.F12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MIN(MAX(([.A123] - [.$C$2]); 0); ([.$E$2] -1))" office:value-type="float" office:value="117" calcext:value-type="float">
            <text:p>117</text:p>
          </table:table-cell>
          <table:table-cell table:formula="of:=[.B123] * ([.$F$2] / ([.$E$2] - 1))" office:value-type="float" office:value="147.272727272727" calcext:value-type="float">
            <text:p>147.27</text:p>
          </table:table-cell>
          <table:table-cell table:formula="of:= INT(  (COS(([.C123] + [.$H$2]) * (PI() / 180)) * [.$G$2]) )" office:value-type="float" office:value="-61" calcext:value-type="float">
            <text:p>-61</text:p>
          </table:table-cell>
          <table:table-cell table:formula="of:=([.D123]* -1) + [.$G$2]" office:value-type="float" office:value="133" calcext:value-type="float">
            <text:p>133</text:p>
          </table:table-cell>
          <table:table-cell table:formula="of:=[.A123] - [.E123]" office:value-type="float" office:value="-16" calcext:value-type="float">
            <text:p>-16</text:p>
          </table:table-cell>
          <table:table-cell table:formula="of:=[.F123]-[.F12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MIN(MAX(([.A124] - [.$C$2]); 0); ([.$E$2] -1))" office:value-type="float" office:value="118" calcext:value-type="float">
            <text:p>118</text:p>
          </table:table-cell>
          <table:table-cell table:formula="of:=[.B124] * ([.$F$2] / ([.$E$2] - 1))" office:value-type="float" office:value="148.531468531469" calcext:value-type="float">
            <text:p>148.53</text:p>
          </table:table-cell>
          <table:table-cell table:formula="of:= INT(  (COS(([.C124] + [.$H$2]) * (PI() / 180)) * [.$G$2]) )" office:value-type="float" office:value="-62" calcext:value-type="float">
            <text:p>-62</text:p>
          </table:table-cell>
          <table:table-cell table:formula="of:=([.D124]* -1) + [.$G$2]" office:value-type="float" office:value="134" calcext:value-type="float">
            <text:p>134</text:p>
          </table:table-cell>
          <table:table-cell table:formula="of:=[.A124] - [.E124]" office:value-type="float" office:value="-16" calcext:value-type="float">
            <text:p>-16</text:p>
          </table:table-cell>
          <table:table-cell table:formula="of:=[.F124]-[.F12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MIN(MAX(([.A125] - [.$C$2]); 0); ([.$E$2] -1))" office:value-type="float" office:value="119" calcext:value-type="float">
            <text:p>119</text:p>
          </table:table-cell>
          <table:table-cell table:formula="of:=[.B125] * ([.$F$2] / ([.$E$2] - 1))" office:value-type="float" office:value="149.79020979021" calcext:value-type="float">
            <text:p>149.79</text:p>
          </table:table-cell>
          <table:table-cell table:formula="of:= INT(  (COS(([.C125] + [.$H$2]) * (PI() / 180)) * [.$G$2]) )" office:value-type="float" office:value="-63" calcext:value-type="float">
            <text:p>-63</text:p>
          </table:table-cell>
          <table:table-cell table:formula="of:=([.D125]* -1) + [.$G$2]" office:value-type="float" office:value="135" calcext:value-type="float">
            <text:p>135</text:p>
          </table:table-cell>
          <table:table-cell table:formula="of:=[.A125] - [.E125]" office:value-type="float" office:value="-16" calcext:value-type="float">
            <text:p>-16</text:p>
          </table:table-cell>
          <table:table-cell table:formula="of:=[.F125]-[.F12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MIN(MAX(([.A126] - [.$C$2]); 0); ([.$E$2] -1))" office:value-type="float" office:value="120" calcext:value-type="float">
            <text:p>120</text:p>
          </table:table-cell>
          <table:table-cell table:formula="of:=[.B126] * ([.$F$2] / ([.$E$2] - 1))" office:value-type="float" office:value="151.048951048951" calcext:value-type="float">
            <text:p>151.05</text:p>
          </table:table-cell>
          <table:table-cell table:formula="of:= INT(  (COS(([.C126] + [.$H$2]) * (PI() / 180)) * [.$G$2]) )" office:value-type="float" office:value="-64" calcext:value-type="float">
            <text:p>-64</text:p>
          </table:table-cell>
          <table:table-cell table:formula="of:=([.D126]* -1) + [.$G$2]" office:value-type="float" office:value="136" calcext:value-type="float">
            <text:p>136</text:p>
          </table:table-cell>
          <table:table-cell table:formula="of:=[.A126] - [.E126]" office:value-type="float" office:value="-16" calcext:value-type="float">
            <text:p>-16</text:p>
          </table:table-cell>
          <table:table-cell table:formula="of:=[.F126]-[.F125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MIN(MAX(([.A127] - [.$C$2]); 0); ([.$E$2] -1))" office:value-type="float" office:value="121" calcext:value-type="float">
            <text:p>121</text:p>
          </table:table-cell>
          <table:table-cell table:formula="of:=[.B127] * ([.$F$2] / ([.$E$2] - 1))" office:value-type="float" office:value="152.307692307692" calcext:value-type="float">
            <text:p>152.31</text:p>
          </table:table-cell>
          <table:table-cell table:formula="of:= INT(  (COS(([.C127] + [.$H$2]) * (PI() / 180)) * [.$G$2]) )" office:value-type="float" office:value="-64" calcext:value-type="float">
            <text:p>-64</text:p>
          </table:table-cell>
          <table:table-cell table:formula="of:=([.D127]* -1) + [.$G$2]" office:value-type="float" office:value="136" calcext:value-type="float">
            <text:p>136</text:p>
          </table:table-cell>
          <table:table-cell table:formula="of:=[.A127] - [.E127]" office:value-type="float" office:value="-15" calcext:value-type="float">
            <text:p>-15</text:p>
          </table:table-cell>
          <table:table-cell table:formula="of:=[.F127]-[.F126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MIN(MAX(([.A128] - [.$C$2]); 0); ([.$E$2] -1))" office:value-type="float" office:value="122" calcext:value-type="float">
            <text:p>122</text:p>
          </table:table-cell>
          <table:table-cell table:formula="of:=[.B128] * ([.$F$2] / ([.$E$2] - 1))" office:value-type="float" office:value="153.566433566434" calcext:value-type="float">
            <text:p>153.57</text:p>
          </table:table-cell>
          <table:table-cell table:formula="of:= INT(  (COS(([.C128] + [.$H$2]) * (PI() / 180)) * [.$G$2]) )" office:value-type="float" office:value="-65" calcext:value-type="float">
            <text:p>-65</text:p>
          </table:table-cell>
          <table:table-cell table:formula="of:=([.D128]* -1) + [.$G$2]" office:value-type="float" office:value="137" calcext:value-type="float">
            <text:p>137</text:p>
          </table:table-cell>
          <table:table-cell table:formula="of:=[.A128] - [.E128]" office:value-type="float" office:value="-15" calcext:value-type="float">
            <text:p>-15</text:p>
          </table:table-cell>
          <table:table-cell table:formula="of:=[.F128]-[.F127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MIN(MAX(([.A129] - [.$C$2]); 0); ([.$E$2] -1))" office:value-type="float" office:value="123" calcext:value-type="float">
            <text:p>123</text:p>
          </table:table-cell>
          <table:table-cell table:formula="of:=[.B129] * ([.$F$2] / ([.$E$2] - 1))" office:value-type="float" office:value="154.825174825175" calcext:value-type="float">
            <text:p>154.83</text:p>
          </table:table-cell>
          <table:table-cell table:formula="of:= INT(  (COS(([.C129] + [.$H$2]) * (PI() / 180)) * [.$G$2]) )" office:value-type="float" office:value="-66" calcext:value-type="float">
            <text:p>-66</text:p>
          </table:table-cell>
          <table:table-cell table:formula="of:=([.D129]* -1) + [.$G$2]" office:value-type="float" office:value="138" calcext:value-type="float">
            <text:p>138</text:p>
          </table:table-cell>
          <table:table-cell table:formula="of:=[.A129] - [.E129]" office:value-type="float" office:value="-15" calcext:value-type="float">
            <text:p>-15</text:p>
          </table:table-cell>
          <table:table-cell table:formula="of:=[.F129]-[.F12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MIN(MAX(([.A130] - [.$C$2]); 0); ([.$E$2] -1))" office:value-type="float" office:value="124" calcext:value-type="float">
            <text:p>124</text:p>
          </table:table-cell>
          <table:table-cell table:formula="of:=[.B130] * ([.$F$2] / ([.$E$2] - 1))" office:value-type="float" office:value="156.083916083916" calcext:value-type="float">
            <text:p>156.08</text:p>
          </table:table-cell>
          <table:table-cell table:formula="of:= INT(  (COS(([.C130] + [.$H$2]) * (PI() / 180)) * [.$G$2]) )" office:value-type="float" office:value="-66" calcext:value-type="float">
            <text:p>-66</text:p>
          </table:table-cell>
          <table:table-cell table:formula="of:=([.D130]* -1) + [.$G$2]" office:value-type="float" office:value="138" calcext:value-type="float">
            <text:p>138</text:p>
          </table:table-cell>
          <table:table-cell table:formula="of:=[.A130] - [.E130]" office:value-type="float" office:value="-14" calcext:value-type="float">
            <text:p>-14</text:p>
          </table:table-cell>
          <table:table-cell table:formula="of:=[.F130]-[.F129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MIN(MAX(([.A131] - [.$C$2]); 0); ([.$E$2] -1))" office:value-type="float" office:value="125" calcext:value-type="float">
            <text:p>125</text:p>
          </table:table-cell>
          <table:table-cell table:formula="of:=[.B131] * ([.$F$2] / ([.$E$2] - 1))" office:value-type="float" office:value="157.342657342657" calcext:value-type="float">
            <text:p>157.34</text:p>
          </table:table-cell>
          <table:table-cell table:formula="of:= INT(  (COS(([.C131] + [.$H$2]) * (PI() / 180)) * [.$G$2]) )" office:value-type="float" office:value="-67" calcext:value-type="float">
            <text:p>-67</text:p>
          </table:table-cell>
          <table:table-cell table:formula="of:=([.D131]* -1) + [.$G$2]" office:value-type="float" office:value="139" calcext:value-type="float">
            <text:p>139</text:p>
          </table:table-cell>
          <table:table-cell table:formula="of:=[.A131] - [.E131]" office:value-type="float" office:value="-14" calcext:value-type="float">
            <text:p>-14</text:p>
          </table:table-cell>
          <table:table-cell table:formula="of:=[.F131]-[.F13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MIN(MAX(([.A132] - [.$C$2]); 0); ([.$E$2] -1))" office:value-type="float" office:value="126" calcext:value-type="float">
            <text:p>126</text:p>
          </table:table-cell>
          <table:table-cell table:formula="of:=[.B132] * ([.$F$2] / ([.$E$2] - 1))" office:value-type="float" office:value="158.601398601399" calcext:value-type="float">
            <text:p>158.60</text:p>
          </table:table-cell>
          <table:table-cell table:formula="of:= INT(  (COS(([.C132] + [.$H$2]) * (PI() / 180)) * [.$G$2]) )" office:value-type="float" office:value="-68" calcext:value-type="float">
            <text:p>-68</text:p>
          </table:table-cell>
          <table:table-cell table:formula="of:=([.D132]* -1) + [.$G$2]" office:value-type="float" office:value="140" calcext:value-type="float">
            <text:p>140</text:p>
          </table:table-cell>
          <table:table-cell table:formula="of:=[.A132] - [.E132]" office:value-type="float" office:value="-14" calcext:value-type="float">
            <text:p>-14</text:p>
          </table:table-cell>
          <table:table-cell table:formula="of:=[.F132]-[.F13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MIN(MAX(([.A133] - [.$C$2]); 0); ([.$E$2] -1))" office:value-type="float" office:value="127" calcext:value-type="float">
            <text:p>127</text:p>
          </table:table-cell>
          <table:table-cell table:formula="of:=[.B133] * ([.$F$2] / ([.$E$2] - 1))" office:value-type="float" office:value="159.86013986014" calcext:value-type="float">
            <text:p>159.86</text:p>
          </table:table-cell>
          <table:table-cell table:formula="of:= INT(  (COS(([.C133] + [.$H$2]) * (PI() / 180)) * [.$G$2]) )" office:value-type="float" office:value="-68" calcext:value-type="float">
            <text:p>-68</text:p>
          </table:table-cell>
          <table:table-cell table:formula="of:=([.D133]* -1) + [.$G$2]" office:value-type="float" office:value="140" calcext:value-type="float">
            <text:p>140</text:p>
          </table:table-cell>
          <table:table-cell table:formula="of:=[.A133] - [.E133]" office:value-type="float" office:value="-13" calcext:value-type="float">
            <text:p>-13</text:p>
          </table:table-cell>
          <table:table-cell table:formula="of:=[.F133]-[.F13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MIN(MAX(([.A134] - [.$C$2]); 0); ([.$E$2] -1))" office:value-type="float" office:value="128" calcext:value-type="float">
            <text:p>128</text:p>
          </table:table-cell>
          <table:table-cell table:formula="of:=[.B134] * ([.$F$2] / ([.$E$2] - 1))" office:value-type="float" office:value="161.118881118881" calcext:value-type="float">
            <text:p>161.12</text:p>
          </table:table-cell>
          <table:table-cell table:formula="of:= INT(  (COS(([.C134] + [.$H$2]) * (PI() / 180)) * [.$G$2]) )" office:value-type="float" office:value="-69" calcext:value-type="float">
            <text:p>-69</text:p>
          </table:table-cell>
          <table:table-cell table:formula="of:=([.D134]* -1) + [.$G$2]" office:value-type="float" office:value="141" calcext:value-type="float">
            <text:p>141</text:p>
          </table:table-cell>
          <table:table-cell table:formula="of:=[.A134] - [.E134]" office:value-type="float" office:value="-13" calcext:value-type="float">
            <text:p>-13</text:p>
          </table:table-cell>
          <table:table-cell table:formula="of:=[.F134]-[.F13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MIN(MAX(([.A135] - [.$C$2]); 0); ([.$E$2] -1))" office:value-type="float" office:value="129" calcext:value-type="float">
            <text:p>129</text:p>
          </table:table-cell>
          <table:table-cell table:formula="of:=[.B135] * ([.$F$2] / ([.$E$2] - 1))" office:value-type="float" office:value="162.377622377622" calcext:value-type="float">
            <text:p>162.38</text:p>
          </table:table-cell>
          <table:table-cell table:formula="of:= INT(  (COS(([.C135] + [.$H$2]) * (PI() / 180)) * [.$G$2]) )" office:value-type="float" office:value="-69" calcext:value-type="float">
            <text:p>-69</text:p>
          </table:table-cell>
          <table:table-cell table:formula="of:=([.D135]* -1) + [.$G$2]" office:value-type="float" office:value="141" calcext:value-type="float">
            <text:p>141</text:p>
          </table:table-cell>
          <table:table-cell table:formula="of:=[.A135] - [.E135]" office:value-type="float" office:value="-12" calcext:value-type="float">
            <text:p>-12</text:p>
          </table:table-cell>
          <table:table-cell table:formula="of:=[.F135]-[.F134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MIN(MAX(([.A136] - [.$C$2]); 0); ([.$E$2] -1))" office:value-type="float" office:value="130" calcext:value-type="float">
            <text:p>130</text:p>
          </table:table-cell>
          <table:table-cell table:formula="of:=[.B136] * ([.$F$2] / ([.$E$2] - 1))" office:value-type="float" office:value="163.636363636364" calcext:value-type="float">
            <text:p>163.64</text:p>
          </table:table-cell>
          <table:table-cell table:formula="of:= INT(  (COS(([.C136] + [.$H$2]) * (PI() / 180)) * [.$G$2]) )" office:value-type="float" office:value="-70" calcext:value-type="float">
            <text:p>-70</text:p>
          </table:table-cell>
          <table:table-cell table:formula="of:=([.D136]* -1) + [.$G$2]" office:value-type="float" office:value="142" calcext:value-type="float">
            <text:p>142</text:p>
          </table:table-cell>
          <table:table-cell table:formula="of:=[.A136] - [.E136]" office:value-type="float" office:value="-12" calcext:value-type="float">
            <text:p>-12</text:p>
          </table:table-cell>
          <table:table-cell table:formula="of:=[.F136]-[.F135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MIN(MAX(([.A137] - [.$C$2]); 0); ([.$E$2] -1))" office:value-type="float" office:value="131" calcext:value-type="float">
            <text:p>131</text:p>
          </table:table-cell>
          <table:table-cell table:formula="of:=[.B137] * ([.$F$2] / ([.$E$2] - 1))" office:value-type="float" office:value="164.895104895105" calcext:value-type="float">
            <text:p>164.90</text:p>
          </table:table-cell>
          <table:table-cell table:formula="of:= INT(  (COS(([.C137] + [.$H$2]) * (PI() / 180)) * [.$G$2]) )" office:value-type="float" office:value="-70" calcext:value-type="float">
            <text:p>-70</text:p>
          </table:table-cell>
          <table:table-cell table:formula="of:=([.D137]* -1) + [.$G$2]" office:value-type="float" office:value="142" calcext:value-type="float">
            <text:p>142</text:p>
          </table:table-cell>
          <table:table-cell table:formula="of:=[.A137] - [.E137]" office:value-type="float" office:value="-11" calcext:value-type="float">
            <text:p>-11</text:p>
          </table:table-cell>
          <table:table-cell table:formula="of:=[.F137]-[.F136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MIN(MAX(([.A138] - [.$C$2]); 0); ([.$E$2] -1))" office:value-type="float" office:value="132" calcext:value-type="float">
            <text:p>132</text:p>
          </table:table-cell>
          <table:table-cell table:formula="of:=[.B138] * ([.$F$2] / ([.$E$2] - 1))" office:value-type="float" office:value="166.153846153846" calcext:value-type="float">
            <text:p>166.15</text:p>
          </table:table-cell>
          <table:table-cell table:formula="of:= INT(  (COS(([.C138] + [.$H$2]) * (PI() / 180)) * [.$G$2]) )" office:value-type="float" office:value="-70" calcext:value-type="float">
            <text:p>-70</text:p>
          </table:table-cell>
          <table:table-cell table:formula="of:=([.D138]* -1) + [.$G$2]" office:value-type="float" office:value="142" calcext:value-type="float">
            <text:p>142</text:p>
          </table:table-cell>
          <table:table-cell table:formula="of:=[.A138] - [.E138]" office:value-type="float" office:value="-10" calcext:value-type="float">
            <text:p>-10</text:p>
          </table:table-cell>
          <table:table-cell table:formula="of:=[.F138]-[.F137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MIN(MAX(([.A139] - [.$C$2]); 0); ([.$E$2] -1))" office:value-type="float" office:value="133" calcext:value-type="float">
            <text:p>133</text:p>
          </table:table-cell>
          <table:table-cell table:formula="of:=[.B139] * ([.$F$2] / ([.$E$2] - 1))" office:value-type="float" office:value="167.412587412587" calcext:value-type="float">
            <text:p>167.41</text:p>
          </table:table-cell>
          <table:table-cell table:formula="of:= INT(  (COS(([.C139] + [.$H$2]) * (PI() / 180)) * [.$G$2]) )" office:value-type="float" office:value="-71" calcext:value-type="float">
            <text:p>-71</text:p>
          </table:table-cell>
          <table:table-cell table:formula="of:=([.D139]* -1) + [.$G$2]" office:value-type="float" office:value="143" calcext:value-type="float">
            <text:p>143</text:p>
          </table:table-cell>
          <table:table-cell table:formula="of:=[.A139] - [.E139]" office:value-type="float" office:value="-10" calcext:value-type="float">
            <text:p>-10</text:p>
          </table:table-cell>
          <table:table-cell table:formula="of:=[.F139]-[.F13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MIN(MAX(([.A140] - [.$C$2]); 0); ([.$E$2] -1))" office:value-type="float" office:value="134" calcext:value-type="float">
            <text:p>134</text:p>
          </table:table-cell>
          <table:table-cell table:formula="of:=[.B140] * ([.$F$2] / ([.$E$2] - 1))" office:value-type="float" office:value="168.671328671329" calcext:value-type="float">
            <text:p>168.67</text:p>
          </table:table-cell>
          <table:table-cell table:formula="of:= INT(  (COS(([.C140] + [.$H$2]) * (PI() / 180)) * [.$G$2]) )" office:value-type="float" office:value="-71" calcext:value-type="float">
            <text:p>-71</text:p>
          </table:table-cell>
          <table:table-cell table:formula="of:=([.D140]* -1) + [.$G$2]" office:value-type="float" office:value="143" calcext:value-type="float">
            <text:p>143</text:p>
          </table:table-cell>
          <table:table-cell table:formula="of:=[.A140] - [.E140]" office:value-type="float" office:value="-9" calcext:value-type="float">
            <text:p>-9</text:p>
          </table:table-cell>
          <table:table-cell table:formula="of:=[.F140]-[.F139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MIN(MAX(([.A141] - [.$C$2]); 0); ([.$E$2] -1))" office:value-type="float" office:value="135" calcext:value-type="float">
            <text:p>135</text:p>
          </table:table-cell>
          <table:table-cell table:formula="of:=[.B141] * ([.$F$2] / ([.$E$2] - 1))" office:value-type="float" office:value="169.93006993007" calcext:value-type="float">
            <text:p>169.93</text:p>
          </table:table-cell>
          <table:table-cell table:formula="of:= INT(  (COS(([.C141] + [.$H$2]) * (PI() / 180)) * [.$G$2]) )" office:value-type="float" office:value="-71" calcext:value-type="float">
            <text:p>-71</text:p>
          </table:table-cell>
          <table:table-cell table:formula="of:=([.D141]* -1) + [.$G$2]" office:value-type="float" office:value="143" calcext:value-type="float">
            <text:p>143</text:p>
          </table:table-cell>
          <table:table-cell table:formula="of:=[.A141] - [.E141]" office:value-type="float" office:value="-8" calcext:value-type="float">
            <text:p>-8</text:p>
          </table:table-cell>
          <table:table-cell table:formula="of:=[.F141]-[.F140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MIN(MAX(([.A142] - [.$C$2]); 0); ([.$E$2] -1))" office:value-type="float" office:value="136" calcext:value-type="float">
            <text:p>136</text:p>
          </table:table-cell>
          <table:table-cell table:formula="of:=[.B142] * ([.$F$2] / ([.$E$2] - 1))" office:value-type="float" office:value="171.188811188811" calcext:value-type="float">
            <text:p>171.19</text:p>
          </table:table-cell>
          <table:table-cell table:formula="of:= INT(  (COS(([.C142] + [.$H$2]) * (PI() / 180)) * [.$G$2]) )" office:value-type="float" office:value="-72" calcext:value-type="float">
            <text:p>-72</text:p>
          </table:table-cell>
          <table:table-cell table:formula="of:=([.D142]* -1) + [.$G$2]" office:value-type="float" office:value="144" calcext:value-type="float">
            <text:p>144</text:p>
          </table:table-cell>
          <table:table-cell table:formula="of:=[.A142] - [.E142]" office:value-type="float" office:value="-8" calcext:value-type="float">
            <text:p>-8</text:p>
          </table:table-cell>
          <table:table-cell table:formula="of:=[.F142]-[.F14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MIN(MAX(([.A143] - [.$C$2]); 0); ([.$E$2] -1))" office:value-type="float" office:value="137" calcext:value-type="float">
            <text:p>137</text:p>
          </table:table-cell>
          <table:table-cell table:formula="of:=[.B143] * ([.$F$2] / ([.$E$2] - 1))" office:value-type="float" office:value="172.447552447552" calcext:value-type="float">
            <text:p>172.45</text:p>
          </table:table-cell>
          <table:table-cell table:formula="of:= INT(  (COS(([.C143] + [.$H$2]) * (PI() / 180)) * [.$G$2]) )" office:value-type="float" office:value="-72" calcext:value-type="float">
            <text:p>-72</text:p>
          </table:table-cell>
          <table:table-cell table:formula="of:=([.D143]* -1) + [.$G$2]" office:value-type="float" office:value="144" calcext:value-type="float">
            <text:p>144</text:p>
          </table:table-cell>
          <table:table-cell table:formula="of:=[.A143] - [.E143]" office:value-type="float" office:value="-7" calcext:value-type="float">
            <text:p>-7</text:p>
          </table:table-cell>
          <table:table-cell table:formula="of:=[.F143]-[.F14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MIN(MAX(([.A144] - [.$C$2]); 0); ([.$E$2] -1))" office:value-type="float" office:value="138" calcext:value-type="float">
            <text:p>138</text:p>
          </table:table-cell>
          <table:table-cell table:formula="of:=[.B144] * ([.$F$2] / ([.$E$2] - 1))" office:value-type="float" office:value="173.706293706294" calcext:value-type="float">
            <text:p>173.71</text:p>
          </table:table-cell>
          <table:table-cell table:formula="of:= INT(  (COS(([.C144] + [.$H$2]) * (PI() / 180)) * [.$G$2]) )" office:value-type="float" office:value="-72" calcext:value-type="float">
            <text:p>-72</text:p>
          </table:table-cell>
          <table:table-cell table:formula="of:=([.D144]* -1) + [.$G$2]" office:value-type="float" office:value="144" calcext:value-type="float">
            <text:p>144</text:p>
          </table:table-cell>
          <table:table-cell table:formula="of:=[.A144] - [.E144]" office:value-type="float" office:value="-6" calcext:value-type="float">
            <text:p>-6</text:p>
          </table:table-cell>
          <table:table-cell table:formula="of:=[.F144]-[.F143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MIN(MAX(([.A145] - [.$C$2]); 0); ([.$E$2] -1))" office:value-type="float" office:value="139" calcext:value-type="float">
            <text:p>139</text:p>
          </table:table-cell>
          <table:table-cell table:formula="of:=[.B145] * ([.$F$2] / ([.$E$2] - 1))" office:value-type="float" office:value="174.965034965035" calcext:value-type="float">
            <text:p>174.97</text:p>
          </table:table-cell>
          <table:table-cell table:formula="of:= INT(  (COS(([.C145] + [.$H$2]) * (PI() / 180)) * [.$G$2]) )" office:value-type="float" office:value="-72" calcext:value-type="float">
            <text:p>-72</text:p>
          </table:table-cell>
          <table:table-cell table:formula="of:=([.D145]* -1) + [.$G$2]" office:value-type="float" office:value="144" calcext:value-type="float">
            <text:p>144</text:p>
          </table:table-cell>
          <table:table-cell table:formula="of:=[.A145] - [.E145]" office:value-type="float" office:value="-5" calcext:value-type="float">
            <text:p>-5</text:p>
          </table:table-cell>
          <table:table-cell table:formula="of:=[.F145]-[.F144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MIN(MAX(([.A146] - [.$C$2]); 0); ([.$E$2] -1))" office:value-type="float" office:value="140" calcext:value-type="float">
            <text:p>140</text:p>
          </table:table-cell>
          <table:table-cell table:formula="of:=[.B146] * ([.$F$2] / ([.$E$2] - 1))" office:value-type="float" office:value="176.223776223776" calcext:value-type="float">
            <text:p>176.22</text:p>
          </table:table-cell>
          <table:table-cell table:formula="of:= INT(  (COS(([.C146] + [.$H$2]) * (PI() / 180)) * [.$G$2]) )" office:value-type="float" office:value="-72" calcext:value-type="float">
            <text:p>-72</text:p>
          </table:table-cell>
          <table:table-cell table:formula="of:=([.D146]* -1) + [.$G$2]" office:value-type="float" office:value="144" calcext:value-type="float">
            <text:p>144</text:p>
          </table:table-cell>
          <table:table-cell table:formula="of:=[.A146] - [.E146]" office:value-type="float" office:value="-4" calcext:value-type="float">
            <text:p>-4</text:p>
          </table:table-cell>
          <table:table-cell table:formula="of:=[.F146]-[.F145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MIN(MAX(([.A147] - [.$C$2]); 0); ([.$E$2] -1))" office:value-type="float" office:value="141" calcext:value-type="float">
            <text:p>141</text:p>
          </table:table-cell>
          <table:table-cell table:formula="of:=[.B147] * ([.$F$2] / ([.$E$2] - 1))" office:value-type="float" office:value="177.482517482517" calcext:value-type="float">
            <text:p>177.48</text:p>
          </table:table-cell>
          <table:table-cell table:formula="of:= INT(  (COS(([.C147] + [.$H$2]) * (PI() / 180)) * [.$G$2]) )" office:value-type="float" office:value="-72" calcext:value-type="float">
            <text:p>-72</text:p>
          </table:table-cell>
          <table:table-cell table:formula="of:=([.D147]* -1) + [.$G$2]" office:value-type="float" office:value="144" calcext:value-type="float">
            <text:p>144</text:p>
          </table:table-cell>
          <table:table-cell table:formula="of:=[.A147] - [.E147]" office:value-type="float" office:value="-3" calcext:value-type="float">
            <text:p>-3</text:p>
          </table:table-cell>
          <table:table-cell table:formula="of:=[.F147]-[.F146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MIN(MAX(([.A148] - [.$C$2]); 0); ([.$E$2] -1))" office:value-type="float" office:value="142" calcext:value-type="float">
            <text:p>142</text:p>
          </table:table-cell>
          <table:table-cell table:formula="of:=[.B148] * ([.$F$2] / ([.$E$2] - 1))" office:value-type="float" office:value="178.741258741259" calcext:value-type="float">
            <text:p>178.74</text:p>
          </table:table-cell>
          <table:table-cell table:formula="of:= INT(  (COS(([.C148] + [.$H$2]) * (PI() / 180)) * [.$G$2]) )" office:value-type="float" office:value="-72" calcext:value-type="float">
            <text:p>-72</text:p>
          </table:table-cell>
          <table:table-cell table:formula="of:=([.D148]* -1) + [.$G$2]" office:value-type="float" office:value="144" calcext:value-type="float">
            <text:p>144</text:p>
          </table:table-cell>
          <table:table-cell table:formula="of:=[.A148] - [.E148]" office:value-type="float" office:value="-2" calcext:value-type="float">
            <text:p>-2</text:p>
          </table:table-cell>
          <table:table-cell table:formula="of:=[.F148]-[.F147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MIN(MAX(([.A149] - [.$C$2]); 0); ([.$E$2] -1))" office:value-type="float" office:value="143" calcext:value-type="float">
            <text:p>143</text:p>
          </table:table-cell>
          <table:table-cell table:formula="of:=[.B149] * ([.$F$2] / ([.$E$2] - 1))" office:value-type="float" office:value="180" calcext:value-type="float">
            <text:p>180.00</text:p>
          </table:table-cell>
          <table:table-cell table:formula="of:= INT(  (COS(([.C149] + [.$H$2]) * (PI() / 180)) * [.$G$2]) )" office:value-type="float" office:value="-72" calcext:value-type="float">
            <text:p>-72</text:p>
          </table:table-cell>
          <table:table-cell table:formula="of:=([.D149]* -1) + [.$G$2]" office:value-type="float" office:value="144" calcext:value-type="float">
            <text:p>144</text:p>
          </table:table-cell>
          <table:table-cell table:formula="of:=[.A149] - [.E149]" office:value-type="float" office:value="-1" calcext:value-type="float">
            <text:p>-1</text:p>
          </table:table-cell>
          <table:table-cell table:formula="of:=[.F149]-[.F148]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x</meta:initial-creator>
    <meta:creation-date>2025-05-11T23:04:30.631597384</meta:creation-date>
    <dc:date>2025-05-12T13:32:56.078720252</dc:date>
    <dc:creator>x</dc:creator>
    <meta:editing-duration>PT47M42S</meta:editing-duration>
    <meta:editing-cycles>6</meta:editing-cycles>
    <meta:generator>LibreOffice/7.3.7.2$Linux_X86_64 LibreOffice_project/30$Build-2</meta:generator>
    <meta:document-statistic meta:table-count="1" meta:cell-count="10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12.831cm" xlink:href=".." xlink:type="simple" chart:class="chart:line" chart:style-name="ch1">
        <chart:legend chart:legend-position="end" svg:x="12.515cm" svg:y="3.532cm" style:legend-expansion="high" chart:style-name="ch2"/>
        <chart:plot-area chart:style-name="ch3" table:cell-range-address="Sheet1.A5:Sheet1.E149" chart:data-source-has-labels="row" svg:x="0.319cm" svg:y="0.256cm" svg:width="11.877cm" svg:height="12.319cm">
          <chart:coordinate-region svg:x="1.231cm" svg:y="0.455cm" svg:width="10.965cm" svg:height="11.9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9" chart:label-cell-address="Sheet1.A5:Sheet1.A5" chart:class="chart:line">
            <chart:data-point chart:repeated="144"/>
          </chart:series>
          <chart:series chart:style-name="ch7" chart:values-cell-range-address="Sheet1.B6:Sheet1.B149" chart:label-cell-address="Sheet1.B5:Sheet1.B5" chart:class="chart:line">
            <chart:data-point chart:repeated="144"/>
          </chart:series>
          <chart:series chart:style-name="ch8" chart:values-cell-range-address="Sheet1.C6:Sheet1.C149" chart:label-cell-address="Sheet1.C5:Sheet1.C5" chart:class="chart:line">
            <chart:data-point chart:repeated="144"/>
          </chart:series>
          <chart:series chart:style-name="ch9" chart:values-cell-range-address="Sheet1.D6:Sheet1.D149" chart:label-cell-address="Sheet1.D5:Sheet1.D5" chart:class="chart:line">
            <chart:data-point chart:repeated="144"/>
          </chart:series>
          <chart:series chart:style-name="ch10" chart:values-cell-range-address="Sheet1.E6:Sheet1.E149" chart:label-cell-address="Sheet1.E5:Sheet1.E5" chart:class="chart:line"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nline</text:p>
                <draw:g>
                  <svg:desc>Sheet1.A5:Sheet1.A5</svg:desc>
                </draw:g>
              </table:table-cell>
              <table:table-cell office:value-type="string">
                <text:p>Cylinder 
Index</text:p>
                <draw:g>
                  <svg:desc>Sheet1.B5:Sheet1.B5</svg:desc>
                </draw:g>
              </table:table-cell>
              <table:table-cell office:value-type="string">
                <text:p>Cylinder 
Degree</text:p>
                <draw:g>
                  <svg:desc>Sheet1.C5:Sheet1.C5</svg:desc>
                </draw:g>
              </table:table-cell>
              <table:table-cell office:value-type="string">
                <text:p>Cylinder
Amount
Scanlines</text:p>
                <draw:g>
                  <svg:desc>Sheet1.D5:Sheet1.D5</svg:desc>
                </draw:g>
              </table:table-cell>
              <table:table-cell office:value-type="string">
                <text:p>Which Scanline 
Map Y Line
Should Render on
(From MAP NOT
LY Perspective)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149</svg:desc>
                </draw:g>
              </table:table-cell>
              <table:table-cell office:value-type="float" office:value="0">
                <text:p>0</text:p>
                <draw:g>
                  <svg:desc>Sheet1.B6:Sheet1.B149</svg:desc>
                </draw:g>
              </table:table-cell>
              <table:table-cell office:value-type="float" office:value="0">
                <text:p>0</text:p>
                <draw:g>
                  <svg:desc>Sheet1.C6:Sheet1.C149</svg:desc>
                </draw:g>
              </table:table-cell>
              <table:table-cell office:value-type="float" office:value="72">
                <text:p>72</text:p>
                <draw:g>
                  <svg:desc>Sheet1.D6:Sheet1.D149</svg:desc>
                </draw:g>
              </table:table-cell>
              <table:table-cell office:value-type="float" office:value="0">
                <text:p>0</text:p>
                <draw:g>
                  <svg:desc>Sheet1.E6:Sheet1.E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5874125874126">
                <text:p>1.25874125874126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1748251748252">
                <text:p>2.5174825174825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77622377622378">
                <text:p>3.77622377622378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03496503496504">
                <text:p>5.03496503496504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29370629370629">
                <text:p>6.29370629370629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5244755244755">
                <text:p>7.55244755244755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81118881118881">
                <text:p>8.81118881118881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0699300699301">
                <text:p>10.0699300699301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3286713286713">
                <text:p>11.3286713286713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8461538461538">
                <text:p>13.8461538461538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.1048951048951">
                <text:p>15.1048951048951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.6223776223776">
                <text:p>17.6223776223776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.8811188811189">
                <text:p>18.8811188811189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.1398601398601">
                <text:p>20.1398601398601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.3986013986014">
                <text:p>21.3986013986014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.6573426573427">
                <text:p>22.6573426573427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.9160839160839">
                <text:p>23.9160839160839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.1748251748252">
                <text:p>25.1748251748252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.4335664335664">
                <text:p>26.4335664335664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.6923076923077">
                <text:p>27.6923076923077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.9510489510489">
                <text:p>28.951048951048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.2097902097902">
                <text:p>30.2097902097902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.4685314685315">
                <text:p>31.4685314685315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.7272727272727">
                <text:p>32.7272727272727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.986013986014">
                <text:p>33.986013986014</text:p>
              </table:table-cell>
              <table:table-cell office:value-type="float" office:value="59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5.2447552447552">
                <text:p>35.2447552447552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.5034965034965">
                <text:p>36.5034965034965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7.7622377622378">
                <text:p>37.7622377622378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9.020979020979">
                <text:p>39.020979020979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.2797202797203">
                <text:p>40.2797202797203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1.5384615384615">
                <text:p>41.5384615384615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2.7972027972028">
                <text:p>42.7972027972028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4.0559440559441">
                <text:p>44.0559440559441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5.3146853146853">
                <text:p>45.3146853146853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6.5734265734266">
                <text:p>46.5734265734266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7.8321678321678">
                <text:p>47.8321678321678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9.0909090909091">
                <text:p>49.0909090909091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.3496503496504">
                <text:p>50.3496503496504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1.6083916083916">
                <text:p>51.6083916083916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2.8671328671329">
                <text:p>52.8671328671329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4.1258741258741">
                <text:p>54.125874125874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5.3846153846154">
                <text:p>55.384615384615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6.6433566433567">
                <text:p>56.6433566433567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7.9020979020979">
                <text:p>57.9020979020979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9.1608391608392">
                <text:p>59.160839160839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0.4195804195804">
                <text:p>60.4195804195804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1.6783216783217">
                <text:p>61.6783216783217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2.9370629370629">
                <text:p>62.9370629370629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4.1958041958042">
                <text:p>64.1958041958042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5.4545454545455">
                <text:p>65.4545454545455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6.7132867132867">
                <text:p>66.7132867132867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7.972027972028">
                <text:p>67.972027972028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0.4895104895105">
                <text:p>70.489510489510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1.7482517482518">
                <text:p>71.7482517482518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3.006993006993">
                <text:p>73.006993006993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4.2657342657343">
                <text:p>74.2657342657343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5.5244755244755">
                <text:p>75.5244755244755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6.7832167832168">
                <text:p>76.7832167832168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8.041958041958">
                <text:p>78.041958041958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9.3006993006993">
                <text:p>79.3006993006993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0.5594405594406">
                <text:p>80.5594405594406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3.0769230769231">
                <text:p>83.0769230769231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4.3356643356643">
                <text:p>84.3356643356643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5.5944055944056">
                <text:p>85.5944055944056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6.8531468531469">
                <text:p>86.8531468531469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8.1118881118881">
                <text:p>88.1118881118881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9.3706293706294">
                <text:p>89.3706293706294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0.6293706293706">
                <text:p>90.6293706293706</text:p>
              </table:table-cell>
              <table:table-cell office:value-type="float" office:value="-1">
                <text:p>-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1.8881118881119">
                <text:p>91.8881118881119</text:p>
              </table:table-cell>
              <table:table-cell office:value-type="float" office:value="-3">
                <text:p>-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3.1468531468532">
                <text:p>93.1468531468532</text:p>
              </table:table-cell>
              <table:table-cell office:value-type="float" office:value="-4">
                <text:p>-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4.4055944055944">
                <text:p>94.4055944055944</text:p>
              </table:table-cell>
              <table:table-cell office:value-type="float" office:value="-6">
                <text:p>-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5.6643356643357">
                <text:p>95.6643356643357</text:p>
              </table:table-cell>
              <table:table-cell office:value-type="float" office:value="-8">
                <text:p>-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-9">
                <text:p>-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-11">
                <text:p>-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9.4405594405594">
                <text:p>99.4405594405594</text:p>
              </table:table-cell>
              <table:table-cell office:value-type="float" office:value="-12">
                <text:p>-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0.699300699301">
                <text:p>100.699300699301</text:p>
              </table:table-cell>
              <table:table-cell office:value-type="float" office:value="-14">
                <text:p>-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1.958041958042">
                <text:p>101.958041958042</text:p>
              </table:table-cell>
              <table:table-cell office:value-type="float" office:value="-15">
                <text:p>-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3.216783216783">
                <text:p>103.216783216783</text:p>
              </table:table-cell>
              <table:table-cell office:value-type="float" office:value="-17">
                <text:p>-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4.475524475524">
                <text:p>104.475524475524</text:p>
              </table:table-cell>
              <table:table-cell office:value-type="float" office:value="-18">
                <text:p>-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5.734265734266">
                <text:p>105.734265734266</text:p>
              </table:table-cell>
              <table:table-cell office:value-type="float" office:value="-20">
                <text:p>-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6.993006993007">
                <text:p>106.993006993007</text:p>
              </table:table-cell>
              <table:table-cell office:value-type="float" office:value="-22">
                <text:p>-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8.251748251748">
                <text:p>108.251748251748</text:p>
              </table:table-cell>
              <table:table-cell office:value-type="float" office:value="-23">
                <text:p>-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9.51048951049">
                <text:p>109.51048951049</text:p>
              </table:table-cell>
              <table:table-cell office:value-type="float" office:value="-25">
                <text:p>-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0.769230769231">
                <text:p>110.769230769231</text:p>
              </table:table-cell>
              <table:table-cell office:value-type="float" office:value="-26">
                <text:p>-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2.027972027972">
                <text:p>112.027972027972</text:p>
              </table:table-cell>
              <table:table-cell office:value-type="float" office:value="-28">
                <text:p>-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3.286713286713">
                <text:p>113.286713286713</text:p>
              </table:table-cell>
              <table:table-cell office:value-type="float" office:value="-29">
                <text:p>-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4.545454545455">
                <text:p>114.545454545455</text:p>
              </table:table-cell>
              <table:table-cell office:value-type="float" office:value="-30">
                <text:p>-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5.804195804196">
                <text:p>115.804195804196</text:p>
              </table:table-cell>
              <table:table-cell office:value-type="float" office:value="-32">
                <text:p>-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7.062937062937">
                <text:p>117.062937062937</text:p>
              </table:table-cell>
              <table:table-cell office:value-type="float" office:value="-33">
                <text:p>-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8.321678321678">
                <text:p>118.321678321678</text:p>
              </table:table-cell>
              <table:table-cell office:value-type="float" office:value="-35">
                <text:p>-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9.58041958042">
                <text:p>119.58041958042</text:p>
              </table:table-cell>
              <table:table-cell office:value-type="float" office:value="-36">
                <text:p>-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0.839160839161">
                <text:p>120.839160839161</text:p>
              </table:table-cell>
              <table:table-cell office:value-type="float" office:value="-37">
                <text:p>-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2.097902097902">
                <text:p>122.097902097902</text:p>
              </table:table-cell>
              <table:table-cell office:value-type="float" office:value="-39">
                <text:p>-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3.356643356643">
                <text:p>123.356643356643</text:p>
              </table:table-cell>
              <table:table-cell office:value-type="float" office:value="-40">
                <text:p>-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4.615384615385">
                <text:p>124.615384615385</text:p>
              </table:table-cell>
              <table:table-cell office:value-type="float" office:value="-41">
                <text:p>-4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5.874125874126">
                <text:p>125.874125874126</text:p>
              </table:table-cell>
              <table:table-cell office:value-type="float" office:value="-43">
                <text:p>-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7.132867132867">
                <text:p>127.132867132867</text:p>
              </table:table-cell>
              <table:table-cell office:value-type="float" office:value="-44">
                <text:p>-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8.391608391608">
                <text:p>128.391608391608</text:p>
              </table:table-cell>
              <table:table-cell office:value-type="float" office:value="-45">
                <text:p>-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9.65034965035">
                <text:p>129.65034965035</text:p>
              </table:table-cell>
              <table:table-cell office:value-type="float" office:value="-46">
                <text:p>-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0.909090909091">
                <text:p>130.909090909091</text:p>
              </table:table-cell>
              <table:table-cell office:value-type="float" office:value="-48">
                <text:p>-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2.167832167832">
                <text:p>132.167832167832</text:p>
              </table:table-cell>
              <table:table-cell office:value-type="float" office:value="-49">
                <text:p>-4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3.426573426573">
                <text:p>133.426573426573</text:p>
              </table:table-cell>
              <table:table-cell office:value-type="float" office:value="-50">
                <text:p>-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4.685314685315">
                <text:p>134.685314685315</text:p>
              </table:table-cell>
              <table:table-cell office:value-type="float" office:value="-51">
                <text:p>-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5.944055944056">
                <text:p>135.944055944056</text:p>
              </table:table-cell>
              <table:table-cell office:value-type="float" office:value="-52">
                <text:p>-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7.202797202797">
                <text:p>137.202797202797</text:p>
              </table:table-cell>
              <table:table-cell office:value-type="float" office:value="-53">
                <text:p>-5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8.461538461538">
                <text:p>138.461538461538</text:p>
              </table:table-cell>
              <table:table-cell office:value-type="float" office:value="-54">
                <text:p>-5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9.72027972028">
                <text:p>139.72027972028</text:p>
              </table:table-cell>
              <table:table-cell office:value-type="float" office:value="-55">
                <text:p>-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40.979020979021">
                <text:p>140.979020979021</text:p>
              </table:table-cell>
              <table:table-cell office:value-type="float" office:value="-56">
                <text:p>-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2.237762237762">
                <text:p>142.237762237762</text:p>
              </table:table-cell>
              <table:table-cell office:value-type="float" office:value="-57">
                <text:p>-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43.496503496503">
                <text:p>143.496503496503</text:p>
              </table:table-cell>
              <table:table-cell office:value-type="float" office:value="-58">
                <text:p>-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4.755244755245">
                <text:p>144.755244755245</text:p>
              </table:table-cell>
              <table:table-cell office:value-type="float" office:value="-59">
                <text:p>-5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6.013986013986">
                <text:p>146.013986013986</text:p>
              </table:table-cell>
              <table:table-cell office:value-type="float" office:value="-60">
                <text:p>-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47.272727272727">
                <text:p>147.272727272727</text:p>
              </table:table-cell>
              <table:table-cell office:value-type="float" office:value="-61">
                <text:p>-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8.531468531469">
                <text:p>148.531468531469</text:p>
              </table:table-cell>
              <table:table-cell office:value-type="float" office:value="-62">
                <text:p>-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9.79020979021">
                <text:p>149.79020979021</text:p>
              </table:table-cell>
              <table:table-cell office:value-type="float" office:value="-63">
                <text:p>-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1.048951048951">
                <text:p>151.048951048951</text:p>
              </table:table-cell>
              <table:table-cell office:value-type="float" office:value="-64">
                <text:p>-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52.307692307692">
                <text:p>152.307692307692</text:p>
              </table:table-cell>
              <table:table-cell office:value-type="float" office:value="-64">
                <text:p>-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53.566433566434">
                <text:p>153.566433566434</text:p>
              </table:table-cell>
              <table:table-cell office:value-type="float" office:value="-65">
                <text:p>-6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54.825174825175">
                <text:p>154.825174825175</text:p>
              </table:table-cell>
              <table:table-cell office:value-type="float" office:value="-66">
                <text:p>-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56.083916083916">
                <text:p>156.083916083916</text:p>
              </table:table-cell>
              <table:table-cell office:value-type="float" office:value="-66">
                <text:p>-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7.342657342657">
                <text:p>157.342657342657</text:p>
              </table:table-cell>
              <table:table-cell office:value-type="float" office:value="-67">
                <text:p>-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58.601398601399">
                <text:p>158.601398601399</text:p>
              </table:table-cell>
              <table:table-cell office:value-type="float" office:value="-68">
                <text:p>-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59.86013986014">
                <text:p>159.86013986014</text:p>
              </table:table-cell>
              <table:table-cell office:value-type="float" office:value="-68">
                <text:p>-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1.118881118881">
                <text:p>161.118881118881</text:p>
              </table:table-cell>
              <table:table-cell office:value-type="float" office:value="-69">
                <text:p>-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2.377622377622">
                <text:p>162.377622377622</text:p>
              </table:table-cell>
              <table:table-cell office:value-type="float" office:value="-69">
                <text:p>-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3.636363636364">
                <text:p>163.636363636364</text:p>
              </table:table-cell>
              <table:table-cell office:value-type="float" office:value="-70">
                <text:p>-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64.895104895105">
                <text:p>164.895104895105</text:p>
              </table:table-cell>
              <table:table-cell office:value-type="float" office:value="-70">
                <text:p>-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66.153846153846">
                <text:p>166.153846153846</text:p>
              </table:table-cell>
              <table:table-cell office:value-type="float" office:value="-70">
                <text:p>-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67.412587412587">
                <text:p>167.412587412587</text:p>
              </table:table-cell>
              <table:table-cell office:value-type="float" office:value="-71">
                <text:p>-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68.671328671329">
                <text:p>168.671328671329</text:p>
              </table:table-cell>
              <table:table-cell office:value-type="float" office:value="-71">
                <text:p>-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9.93006993007">
                <text:p>169.93006993007</text:p>
              </table:table-cell>
              <table:table-cell office:value-type="float" office:value="-71">
                <text:p>-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71.188811188811">
                <text:p>171.188811188811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72.447552447552">
                <text:p>172.447552447552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3.706293706294">
                <text:p>173.706293706294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4.965034965035">
                <text:p>174.965034965035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6.223776223776">
                <text:p>176.223776223776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7.482517482517">
                <text:p>177.482517482517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8.741258741259">
                <text:p>178.741258741259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-72">
                <text:p>-72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